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Horizontal_20_Line">
      <style:paragraph-properties style:border-line-width-bottom="0.035cm 0.035cm 0.035cm" fo:padding="0cm" fo:border-left="none" fo:border-right="none" fo:border-top="none" fo:border-bottom="3pt double #808080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3333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>
        <form:form form:name="tree" form:apply-filter="true" form:method="post" form:control-implementation="ooo:com.sun.star.form.component.Form" xlink:href="file:///media/ceglab6/60190805-986f-4f73-b2e6-3c644f4ddec0/Supplementary_information/tools-bin/ete" xlink:type="simple">
          <form:properties>
            <form:property form:property-name="PropertyChangeNotificationEnabled" office:value-type="boolean" office:boolean-value="true"/>
          </form:properties>
        </form:form>
        <form:form form:name="tree" form:apply-filter="true" form:method="post" form:control-implementation="ooo:com.sun.star.form.component.Form" xlink:href="file:///media/ceglab6/60190805-986f-4f73-b2e6-3c644f4ddec0/Supplementary_information/tools-bin/ete" xlink:type="simple">
          <form:properties>
            <form:property form:property-name="PropertyChangeNotificationEnabled" office:value-type="boolean" office:boolean-value="true"/>
          </form:properties>
        </form:form>
        <form:form form:name="tree" form:apply-filter="true" form:method="post" form:control-implementation="ooo:com.sun.star.form.component.Form" xlink:href="file:///media/ceglab6/60190805-986f-4f73-b2e6-3c644f4ddec0/Supplementary_information/tools-bin/ete" xlink:type="simple">
          <form:properties>
            <form:property form:property-name="PropertyChangeNotificationEnabled" office:value-type="boolean" office:boolean-value="true"/>
          </form:properties>
        </form:form>
        <form:form form:name="tree" form:apply-filter="true" form:method="post" form:control-implementation="ooo:com.sun.star.form.component.Form" xlink:href="file:///media/ceglab6/60190805-986f-4f73-b2e6-3c644f4ddec0/Supplementary_information/tools-bin/ete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a xlink:type="simple" xlink:href="https://www.genome.jp/tools/clustalw/" text:style-name="Internet_20_link" text:visited-style-name="Visited_20_Internet_20_Link">CLUSTALW Result</text:a></text:h>
      <text:p text:style-name="Text_20_body">[<text:a xlink:type="simple" xlink:href="https://www.genome.jp/tools-bin/clustalw#clustalw.aln" text:style-name="Internet_20_link" text:visited-style-name="Visited_20_Internet_20_Link">clustalw.aln</text:a>][<text:a xlink:type="simple" xlink:href="https://www.genome.jp/tools-bin/clustalw#clustalw.dnd" text:style-name="Internet_20_link" text:visited-style-name="Visited_20_Internet_20_Link">clustalw.dnd</text:a>][<text:a xlink:type="simple" xlink:href="https://www.genome.jp/tools/clustalw/clustalw_readme.html" text:style-name="Internet_20_link" text:visited-style-name="Visited_20_Internet_20_Link">readme</text:a>]</text:p>
      <text:p text:style-name="Horizontal_20_Line"/>
      <text:p text:style-name="Preformatted_20_Text"/>
      <text:p text:style-name="Preformatted_20_Text"/>
      <text:p text:style-name="Preformatted_20_Text"><text:s/>CLUSTAL 2.1 Multiple Sequence Alignments</text:p>
      <text:p text:style-name="Preformatted_20_Text"/>
      <text:p text:style-name="Preformatted_20_Text"/>
      <text:p text:style-name="Preformatted_20_Text">Sequence type explicitly set to DNA</text:p>
      <text:p text:style-name="Preformatted_20_Text">Sequence format is Pearson</text:p>
      <text:p text:style-name="Preformatted_20_Text">Sequence 1: Unmasked <text:s text:c="2"/>15159 bp</text:p>
      <text:p text:style-name="Preformatted_20_Text">Sequence 2: Masked <text:s text:c="4"/>15159 bp</text:p>
      <text:p text:style-name="Preformatted_20_Text">Start of Pairwise alignments</text:p>
      <text:p text:style-name="Preformatted_20_Text">Aligning...</text:p>
      <text:p text:style-name="Preformatted_20_Text"/>
      <text:p text:style-name="Preformatted_20_Text">Sequences (1:2) Aligned. Score: <text:s/>81</text:p>
      <text:p text:style-name="Preformatted_20_Text">Guide tree file created: <text:s text:c="2"/><text:a xlink:type="simple" xlink:href="https://www.genome.jp/tools-bin/pushfile?22040301001497o0X+clustalw.dnd" text:style-name="Internet_20_link" text:visited-style-name="Visited_20_Internet_20_Link">[clustalw.dnd]</text:a></text:p>
      <text:p text:style-name="Preformatted_20_Text"/>
      <text:p text:style-name="Preformatted_20_Text">There are 1 groups</text:p>
      <text:p text:style-name="Preformatted_20_Text">Start of Multiple Alignment</text:p>
      <text:p text:style-name="Preformatted_20_Text"/>
      <text:p text:style-name="Preformatted_20_Text">Aligning...</text:p>
      <text:p text:style-name="Preformatted_20_Text">Group 1: Sequences: <text:s text:c="2"/>2 <text:s text:c="5"/>Score:288021</text:p>
      <text:p text:style-name="Preformatted_20_Text">Alignment Score 78552</text:p>
      <text:p text:style-name="Preformatted_20_Text"/>
      <text:p text:style-name="Preformatted_20_Text">CLUSTAL-Alignment file created <text:s/><text:a xlink:type="simple" xlink:href="https://www.genome.jp/tools-bin/pushfile?22040301001497o0X+clustalw.aln" text:style-name="Internet_20_link" text:visited-style-name="Visited_20_Internet_20_Link">[clustalw.aln]</text:a></text:p>
      <text:p text:style-name="P1"/>
      <text:p text:style-name="Horizontal_20_Line"><text:bookmark text:name="clustalw.aln"/></text:p>
      <text:p text:style-name="Preformatted_20_Text"><text:a xlink:type="simple" xlink:href="https://www.genome.jp/tools-bin/pushfile?22040301001497o0X+clustalw.aln" text:style-name="Internet_20_link" text:visited-style-name="Visited_20_Internet_20_Link">clustalw.aln</text:a></text:p>
      <text:p text:style-name="Preformatted_20_Text"/>
      <text:p text:style-name="Preformatted_20_Text">CLUSTAL 2.1 multiple sequence alignment</text:p>
      <text:p text:style-name="Preformatted_20_Text"/>
      <text:p text:style-name="Preformatted_20_Text"/>
      <text:p text:style-name="Preformatted_20_Text">Unmasked <text:s text:c="7"/>TGATATCTGAGTGGTTGTGTATTTAGTTTGGTTTTTTTTTTTTCTGTTAATACTAAGTAT</text:p>
      <text:p text:style-name="Preformatted_20_Text">Masked <text:s text:c="9"/>TGATATCTGAGTGGTTGTGTATTTAGTTTGGTTTTTTTTTTTTCTGTTAATACTAAG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CTTGAAATAGTATTGTTAAATCAAATGCCTAAGCAGTTGCTGAACTGGAGATCTAAG</text:p>
      <text:p text:style-name="Preformatted_20_Text">Masked <text:s text:c="9"/>AAACTTGAAATAGTATTGTTAAATCAAATGCCTAAGCAGTTGCTGAACTGGAGATCT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TTCAACTTGAAGACAGCCTTAGTACTCAATTCAGCAGGTCATGCAATTATATAAACC</text:p>
      <text:p text:style-name="Preformatted_20_Text">Masked <text:s text:c="9"/>AATTTCAACTTGAAGACAGCCTTAGTACTCAATTCAGCAGGTCATGCAATTATATAAA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CTTGCACTTTCTGTAATGCAAAAAAAGCTATGAATTTAAATATTTGTCTCAAACTGG</text:p>
      <text:p text:style-name="Preformatted_20_Text">Masked <text:s text:c="9"/>TTTCTTGCACTTTCTGTAATGCAAAAAAAGCTATGAATTTAAATATTTGTCTCAAAC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TGTAGAAACTTCTGGATATTAGACATCTATATAAAACTGTAGTATCTCAAGTGATGT</text:p>
      <text:p text:style-name="Preformatted_20_Text">Masked <text:s text:c="9"/>AAATGTAGAAACTTCTGGATATTAGACATCTATATAAAACTGTAGTATCTCAAGTGATGT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TACCTAATGACATTAAAAACAAGCAACTCTCATAGCAAACAAACATCTGTGTGGCTGTTG</text:p>
      <text:p text:style-name="Preformatted_20_Text">Masked <text:s text:c="9"/>TACCTAATGACATTAAAAACAAGCAACTCTCATAGCAAACAAACATCTGTGTGGCTG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TTGTCCTTATAACTCAATTTTTTGGTCTAATTGACTCTATGATTTTTTTGGTGCTGG</text:p>
      <text:p text:style-name="Preformatted_20_Text">Masked <text:s text:c="9"/>ATTTTGTCCTTATAACTCAATTTTTTGGTCTAATTGACTCTATGATTTTTTTGGTGC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AAGAATTGTTTGTCTCACAGGTTCCTTACATAGCTGTTTGACAATGTACTCTGCAGTC</text:p>
      <text:p text:style-name="Preformatted_20_Text">Masked <text:s text:c="9"/>CTAAGAATTGTTTGTCTCACAGGTTCCTTACATAGCTGTTTGACAATGTACTCTGCAG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CTGTCTCAGGTCTGTTCAACACAAGTTGCTCCTCAAAGTTCTCAACTGATGTAGACT</text:p>
      <text:p text:style-name="Preformatted_20_Text">Masked <text:s text:c="9"/>TTTCTGTCTCAGGTCTGTTCAACACAAGTTGCTCCTCAAAGTTCTCAACTGATGTAG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ATTTAGACTGACTTTGTGTTTGCTGCTACTAATGTGTATAGCCAACAAGAATAAATG</text:p>
      <text:p text:style-name="Preformatted_20_Text">Masked <text:s text:c="9"/>TATATTTAGACTGACTTTGTGTTTGCTGCTACTAATGTGTATAGCCAACAAGAATAA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AAATTTTATGTCTTAGGTAGCTGTCAGCCATAATTTTTGCTGACTAATTTAAAGTAAG</text:p>
      <text:p text:style-name="Preformatted_20_Text">Masked <text:s text:c="9"/>GGAAATTTTATGTCTTAGGTAGCTGTCAGCCATAATTTTTGCTGACTAATTTAAAGT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TTGCTTACTTAAACCAATTGTTACTGGCAGTGATGACTATTATCTTGAAGAATTCTT</text:p>
      <text:p text:style-name="Preformatted_20_Text">Masked <text:s text:c="9"/>TTCTTGCTTACTTAAACCAATTGTTACTGGCAGTGATGACTATTATCTTGAAGAATT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TGGAAGGCAGTTCATTTCCAGCTTGACGTATAGACCTTCAAAGAATCTCTTTTGGCT</text:p>
      <text:p text:style-name="Preformatted_20_Text">Masked <text:s text:c="9"/>ATTTGGAAGGCAGTTCATTTCCAGCTTGACGTATAGACCTTCAAAGAATCTCTTTTG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AGGCAACATATAATTTTTGTATTTGGAGATACTGTCTAAGAAGGACTACACTTTTAA</text:p>
      <text:p text:style-name="Preformatted_20_Text">Masked <text:s text:c="9"/>GCAAGGCAACATATAATTTTTGTATTTGGAGATACTGTCTAAGAAGGACTACACTTT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CACTATAAATCTGAAATAAGCTCCTAAATGATTATTTACTTTTCAAACTAAAATTAA</text:p>
      <text:p text:style-name="Preformatted_20_Text">Masked <text:s text:c="9"/>ATACACTATAAATCTGAAATAAGCTCCTAAATGATTATTTACTTTTCAAACTAAAAT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CCCTATGATGCTGTAGCTTGGCAATAGCTGTCAAGATCAATGAATTAGAGAATGGCT</text:p>
      <text:p text:style-name="Preformatted_20_Text">Masked <text:s text:c="9"/>TAGCCCTATGATGCTGTAGCTTGGCAATAGCTGTCAAGATCAATGAATTAGAGAATG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GTTAGAAGGCACCTGCTGTGGATAGAGTTTCCACTCACTAGATCAGGCTGCCCAGAG</text:p>
      <text:p text:style-name="Preformatted_20_Text">Masked <text:s text:c="9"/>TTGGTTAGAAGGCANNNNNNNNNNNNNNNNNNNNNNNNNNNNNNNNNNNNNNNNNNNNNN</text:p>
      <text:p text:style-name="Preformatted_20_Text"><text:s text:c="16"/>************** <text:s text:c="45"/></text:p>
      <text:p text:style-name="Preformatted_20_Text"/>
      <text:p text:style-name="Preformatted_20_Text">Unmasked <text:s text:c="7"/>CCTCATCCATCTTGGCACTGAACACCTCCAGGGATGGAGCATTCACTGTTCTCTGGGC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CTGTGCTAGTGCTTCATCATCTTCTGTGTAAAGAATTTCCACCTAACCTGAATCTAAC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ACTTTAGGTTTAAAGCAATTCTGCCTCTTACTATCACTATCAGACTGTAAAAAGTTGG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><text:soft-page-break/></text:p>
      <text:p text:style-name="Preformatted_20_Text">Unmasked <text:s text:c="7"/>TTCCTTTCTGTTTATAAGCTCCCTTTAAAAACTCAAAGGCTGCAAAGAGATAGCCCTG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CCTTCTTTTCTCCAGACTGAAGATCAGCTCCCTCTGCATTTATTCATAGGAGGAATGC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TGGCCCTCTGAGAATCCTCAGGGCCTCCTCTGAACCCATTCCAAAAGCTCTGCATCTT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TGATCACTAATTGCTGGTTAGAAGGAGGTCTTAAAGAATGGTCGAAGATGCTTGTTGGT</text:p>
      <text:p text:style-name="Preformatted_20_Text">Masked <text:s text:c="9"/>NNNNTCACTAATTGCTGGTTAGAAGGAGGTCTTAAAGAATGGTCGAAGATGCTTGTTGGT</text:p>
      <text:p text:style-name="Preformatted_20_Text"><text:s text:c="20"/>********************************************************</text:p>
      <text:p text:style-name="Preformatted_20_Text"/>
      <text:p text:style-name="Preformatted_20_Text">Unmasked <text:s text:c="7"/>CAGTTAACTGAATTTAAATGGCTTATTCTGACTTACTTTCTTAAAGAACCATGCTCTGTA</text:p>
      <text:p text:style-name="Preformatted_20_Text">Masked <text:s text:c="9"/>CAGTTAACTGAATTTAAATGGCTTATTCTGACTTACTTTCTTAAAGAACCATGCTCT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GTGTGTATATACAGTGTTAGCTGAAGCAGATATGAAGAAACAGTACAATATTACAAG</text:p>
      <text:p text:style-name="Preformatted_20_Text">Masked <text:s text:c="9"/>TTGGTGTGTATATACAGTGTTAGCTGAAGCAGATATGAAGAAACAGTACAATATTAC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CTGTGTCTCATATTCTTGCTCAACATGTGAATTTTATGCAATGGGACTCAGCGAATT</text:p>
      <text:p text:style-name="Preformatted_20_Text">Masked <text:s text:c="9"/>CACCTGTGTCTCATATTCTTGCTCAACATGTGAATTTTATGCAATGGGACTCAGCGA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ATTATTGCTGCATAAGATTTGTTTCTAGAGATGTAATCATCACAAATCAAAATTTGGA</text:p>
      <text:p text:style-name="Preformatted_20_Text">Masked <text:s text:c="9"/>GGATTATTGCTGCATAAGATTTGTTTCTAGAGATGTAATCATCACAAATCAAAATTTG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GAGAAAAGAGAGCAAAAAAACTGTCTGCCTTATTCCACTCCTCAAAAAAAAAAGGGG</text:p>
      <text:p text:style-name="Preformatted_20_Text">Masked <text:s text:c="9"/>TAGGAGAAAAGAGAGCAAAAAAACTGTCTGCCTTATTCCACTCCTCAAAAAAAAAAGG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GGGAGGGAACAAAAAATGAATTTCTTTGATTGTGCAACATAGTGTATTGTTGTAATAG</text:p>
      <text:p text:style-name="Preformatted_20_Text">Masked <text:s text:c="9"/>GGGGGAGGGAACAAAAAATGAATTTCTTTGATTGTGCAACATAGTGTATTGTTGTAA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ACATAAAGTTAGAGTCCAAATACTTAAGTAATATTTAGCTGCTATACAGCTGGTTAT</text:p>
      <text:p text:style-name="Preformatted_20_Text">Masked <text:s text:c="9"/>ATTACATAAAGTTAGAGTCCAAATACTTAAGTAATATTTAGCTGCTATACAGCTGGT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GAATTATTTCTGTCTTGGGATTGTGCCCTGTATATGGCGTCTTAAATTCTTTAATCT</text:p>
      <text:p text:style-name="Preformatted_20_Text">Masked <text:s text:c="9"/>TATGAATTATTTCTGTCTTGGGATTGTGCCCTGTATATGGCGTCTTAAATTCTTTAA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ATTACAACAAACTTCTGAATAAGAATAACCTTCTAGAGAGAGAGCTTTTGGTTGGGCT</text:p>
      <text:p text:style-name="Preformatted_20_Text">Masked <text:s text:c="9"/>GGATTACAACAAACTTCTGAATAAGAATAACCTTCTAGAGAGAGAGCTTTTGGTTGG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GTGACAGAGTTTTGAAAAAGCTTCAAAACAAATATAGCATTGCTCTGTAGTATGAGG</text:p>
      <text:p text:style-name="Preformatted_20_Text">Masked <text:s text:c="9"/>CTGGTGACAGAGTTTTGAAAAAGCTTCAAAACAAATATAGCATTGCTCTGTAGTATG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GCATCATTAACCTAGAAAGGTGCAGAGGGGAATTGCTTTGGAGTGGGTGGATACTCA</text:p>
      <text:p text:style-name="Preformatted_20_Text">Masked <text:s text:c="9"/>GCAGCATCATTAACCTAGAAAGGTGCAGAGGGGAATTGCTTTGGAGTGGGTGGATACTCA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GCCTAAAAGACCAAAACTGGAGTAAATTATGAAGAGTAATCCAGGCAAGTTAGATTTCAA</text:p>
      <text:p text:style-name="Preformatted_20_Text">Masked <text:s text:c="9"/>GCCTAAAAGACCAAAACTGGAGTAAATTATGAAGAGTAATCCAGGCAAGTTAGATTT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CTCATCATTCTTCTGTTGTGCAGCGTTGCTACCTGTGAAGGGAAGGTCACCCAAAAG</text:p>
      <text:p text:style-name="Preformatted_20_Text">Masked <text:s text:c="9"/>TACCTCATCATTCTTCTGTTGTGCAGCGTTGCTACCTGTGAAGGGAAGGTCACCCAA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TGGCCTTAATTTTTAAACGAACGAATCATCCTACAGTACCTTGGCATATACAGTCTA</text:p>
      <text:p text:style-name="Preformatted_20_Text">Masked <text:s text:c="9"/>TATTGGCCTTAATTTTTAAACGAACGAATCATCCTACAGTACCTTGGCATATACAGT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GTCAAGAGACCCATTTTTCTATAAAGTGATAGCTTTTCACTTAATAAGAGCCAGGAG</text:p>
      <text:p text:style-name="Preformatted_20_Text">Masked <text:s text:c="9"/>AATGTCAAGAGACCCATTTTTCTATAAAGTGATAGCTTTTCACTTAATAAGAGCCAGG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CATAATGTTTGAAACTGGGCACTGAAATAAAGAGTCACACTAGAAAGTATAAGCTGT</text:p>
      <text:p text:style-name="Preformatted_20_Text">Masked <text:s text:c="9"/>TTTCATAATGTTTGAAACTGGGCACTGAAATAAAGAGTCACACTAGAAAGTATAAGC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CTGAAACCTAACTGGTAAAGTATTAAACTCAGCAAGATAGCTACGCACTTGTCTACT</text:p>
      <text:p text:style-name="Preformatted_20_Text">Masked <text:s text:c="9"/>CATCTGAAACCTAACTGGTAAAGTATTAAACTCAGCAAGATAGCTACGCACTTGTCT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TCCAACTGTAAGTTAGCCTACTAGCAAATAACATGTTTATTCATGAGCTTTCTTTT</text:p>
      <text:p text:style-name="Preformatted_20_Text">Masked <text:s text:c="9"/>TTTTTCCAACTGTAAGTTAGCCTACTAGCAAATAACATGTTTATTCATGAGCTTTC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TCGGGAAAATACTTAGACATTTATTTAGGCTTAAAGATAATTCCACAAGCTTCATAA</text:p>
      <text:p text:style-name="Preformatted_20_Text">Masked <text:s text:c="9"/>AACTCGGGAAAATACTTAGACATTTATTTAGGCTTAAAGATAATTCCACAAGCTTCA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CAGAAATTAGAAAGGCATATTAAGTGCTGTGACAGTTTGAAATGTGCTGCTATGCCT</text:p>
      <text:p text:style-name="Preformatted_20_Text">Masked <text:s text:c="9"/>GCTCAGAAATTAGAAAGGCATATTAAGTGCTGTGACAGTTTGAAATGTGCTGCTATGC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CTTTAATTATGAAGATCATGGTCACTGTCTGAAAAGGGGAACTGCAGATGTTTGCT</text:p>
      <text:p text:style-name="Preformatted_20_Text">Masked <text:s text:c="9"/>TTTTCTTTAATTATGAAGATCATGGTCACTGTCTGAAAAGGGGAACTGCAGATGTTT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ATTATTGTTTGATTCTCTTCAATAACGTGACCCACCAGAGGAGCGTGAGCATGCACAA</text:p>
      <text:p text:style-name="Preformatted_20_Text">Masked <text:s text:c="9"/>CTATTATTGTTTGATTCTCTTCAATAACGTGACCCACCAGAGGAGCGTGAGCATGCA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TTTAAAAAGGGAAAAGAACTGTCTCAGTAAAACTTCCAAGTTTTTTCTCATGTAATT</text:p>
      <text:p text:style-name="Preformatted_20_Text">Masked <text:s text:c="9"/>AGATTTAAAAAGGGAAAAGAACTGTCTCAGTAAAACTTCCAAGTTTTTTCTCATGTA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AGCCAGCAAAGAAAAGTTACACAGTTGTTAATCTAAGTAACAAGTACTCTTATGAAA</text:p>
      <text:p text:style-name="Preformatted_20_Text">Masked <text:s text:c="9"/>TTAAGCCAGCAAAGAAAAGTTACACAGTTGTTAATCTAAGTAACAAGTACTCTTATG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AGGCAGGAAACAGCTAGAAAATGCTTTTAAAATATTGATCTACTGTTTAAATACAAA</text:p>
      <text:p text:style-name="Preformatted_20_Text">Masked <text:s text:c="9"/>GAGAGGCAGGAAACAGCTAGAAAATGCTTTTAAAATATTGATCTACTGTTTAAATAC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CTGATGTGATTTTGGTATGATGCCCAGGACTATACTGGCATGGGTTTTTTTTTTACAG</text:p>
      <text:p text:style-name="Preformatted_20_Text"><text:soft-page-break/>Masked <text:s text:c="9"/>CTCTGATGTGATTTTGGTATGATGCCCAGGACTATACTGGCATGGGTTTTTTTTTTACAG</text:p>
      <text:p text:style-name="Preformatted_20_Text"><text:s text:c="16"/>************************************************************</text:p>
      <text:p text:style-name="Preformatted_20_Text"><office:annotation office:name="__Annotation__2249_1564124603"><dc:creator>Unknown Author</dc:creator><dc:date>2022-04-08T15:48:04.989808156</dc:date><text:p text:style-name="P3"><text:span text:style-name="T2">EXON2</text:span></text:p></office:annotation></text:p>
      <text:p text:style-name="Preformatted_20_Text">Unmasked <text:s text:c="7"/><text:span text:style-name="T1">CTCTTCAGAAAAAGCTTTCCACAAGAAGATGACAGTACTGAAGGCTGGATCTCCAATAGA</text:span></text:p>
      <text:p text:style-name="Preformatted_20_Text">Masked <text:s text:c="9"/><text:span text:style-name="T1">CTCTTCAGAAAAAGCTTTCCACAAGAAGATGACAGTACTGAAGGCTGGATCTCCAATAGA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GTGAAAGATGAGCAGCTGAAGTCCATGGGTACACTGGGACCCATGCACCTATAAAAAC</text:span>GG</text:p>
      <text:p text:style-name="Preformatted_20_Text">Masked <text:s text:c="9"/><text:span text:style-name="T1">GTGAAAGATGAGCAGCTGAAGTCCATGGGTACACTGGGACCCATGCACCTATAAAAAC</text:span>GG</text:p>
      <text:p text:style-name="Preformatted_20_Text"><text:s text:c="16"/>************************************************************</text:p>
      <text:p text:style-name="Preformatted_20_Text"><office:annotation-end office:name="__Annotation__2249_1564124603"/></text:p>
      <text:p text:style-name="Preformatted_20_Text">Unmasked <text:s text:c="7"/>TAAGCTATAGCTGAACATCTTCATATCAAATAACAAACAATCAAAAAAGCATTATCTGTT</text:p>
      <text:p text:style-name="Preformatted_20_Text">Masked <text:s text:c="9"/>TAAGCTATAGCTGAACATCTTCATATCAAATAACAAACAATCAAAAAAGCATTATCT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GGGAAAATATCAGATTGCAGCTCCTAGAATAGCATATTCGTGATTTGATGGAACCCA</text:p>
      <text:p text:style-name="Preformatted_20_Text">Masked <text:s text:c="9"/>TATGGGAAAATATCAGATTGCAGCTCCTAGAATAGCATATTCGTGATTTGATGGAACC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TCATTTCAGACCTGAACCCACAATAATAAGGGAAGACTGCGTCCAGGTATACAAAAC</text:p>
      <text:p text:style-name="Preformatted_20_Text">Masked <text:s text:c="9"/>TAGTCATTTCAGACCTGAACCCACAATAATAAGGGAAGACTGCGTCCAGGTATACAA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TCAAGTATTCTTACTGAAAGTTTTTGTTGAAAGAAAAAGATTTTTATGGCCTTGTGG</text:p>
      <text:p text:style-name="Preformatted_20_Text">Masked <text:s text:c="9"/>TAGTCAAGTATTCTTACTGAAAGTTTTTGTTGAAAGAAAAAGATTTTTATGGCCTTG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TTCCTATTAAGAATACAACTTTTTCCCATTTTAAGCATTAAAATAGTGATCTTTTCA</text:p>
      <text:p text:style-name="Preformatted_20_Text">Masked <text:s text:c="9"/>ATATTCCTATTAAGAATACAACTTTTTCCCATTTTAAGCATTAAAATAGTGATCTTT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AGAATAGATTTTTCTTTTCTTAGGGACCTCTTTTGAGCTTACAAATAAATAAATAAA</text:p>
      <text:p text:style-name="Preformatted_20_Text">Masked <text:s text:c="9"/>ATGAGAATAGATTTTTCTTTTCTTAGGGACCTCTTTTGAGCTTACNNNNNNNNNNNNNNN</text:p>
      <text:p text:style-name="Preformatted_20_Text"><text:s text:c="16"/>********************************************* <text:s text:c="14"/></text:p>
      <text:p text:style-name="Preformatted_20_Text"/>
      <text:p text:style-name="Preformatted_20_Text">Unmasked <text:s text:c="7"/>TAAATAAATAAAAGACTTGAAAACAGATAAAATATTTATAATGCATTTTTTCCCTGAATT</text:p>
      <text:p text:style-name="Preformatted_20_Text">Masked <text:s text:c="9"/>NNNNNNNNNNNNAGACTTGAAAACAGATAAAATATTTATAATGCATTTTTTCCCTGAATT</text:p>
      <text:p text:style-name="Preformatted_20_Text"><text:s text:c="28"/>************************************************</text:p>
      <text:p text:style-name="Preformatted_20_Text"/>
      <text:p text:style-name="Preformatted_20_Text">Unmasked <text:s text:c="7"/>CAAAATAATGAAAATAATGAGATAAATAAATAAAGAAAAATAAGCACCTCCATATACTTA</text:p>
      <text:p text:style-name="Preformatted_20_Text">Masked <text:s text:c="9"/>CANNNNNNNNNNNNNNNNNNNNNNNNNNNNNNNNNNNNAATAAGCACCTCCATATACTTA</text:p>
      <text:p text:style-name="Preformatted_20_Text"><text:s text:c="16"/>** <text:s text:c="35"/>**********************</text:p>
      <text:p text:style-name="Preformatted_20_Text"/>
      <text:p text:style-name="Preformatted_20_Text">Unmasked <text:s text:c="7"/>AGATTTTATTTTATTTTATTTTTTACAGCAAAAGCTGTGCCAATAGATTTTCAACCAATA</text:p>
      <text:p text:style-name="Preformatted_20_Text">Masked <text:s text:c="9"/>AGATTTTATTTTATTTTATTTTTTACAGCAAAAGCTGTGCCAATAGATTTTCAACCA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TCACTGACGATGCTATTTTTGAATAGTTCTAAGTTCAGTTGAACATTCCTTAGTTCT</text:p>
      <text:p text:style-name="Preformatted_20_Text">Masked <text:s text:c="9"/>ATTTCACTGACGATGCTATTTTTGAATAGTTCTAAGTTCAGTTGAACATTCCTTAGTTCT</text:p>
      <text:p text:style-name="Preformatted_20_Text"><text:s text:c="16"/>************************************************************</text:p>
      <text:p text:style-name="Preformatted_20_Text"/>
      <text:p text:style-name="Preformatted_20_Text"><office:annotation office:name="__Annotation__2250_1564124603"><dc:creator>Unknown Author</dc:creator><dc:date>2022-04-08T15:48:17.966845775</dc:date><text:p text:style-name="P3"><text:span text:style-name="T2">EXON3</text:span></text:p></office:annotation>Unmasked <text:s text:c="7"/>GGTAGCTCCCTTTTCTCTCTAAACATATCAAAACTTTTATTTATATTTCAAG<text:span text:style-name="T1">TTTCACAC</text:span></text:p>
      <text:p text:style-name="Preformatted_20_Text">Masked <text:s text:c="9"/>GGTAGCTCCCTTTTCTCTCTAAACATATCAAAACTTTTATTTATATTTCAAG<text:span text:style-name="T1">TTTCACAC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TAAAAGTGTTGAAGAGTTCAGACAGTTTGGCAGAAAAACATGCATGGTGGACAAGAAGCT</text:span></text:p>
      <text:p text:style-name="Preformatted_20_Text">Masked <text:s text:c="9"/><text:span text:style-name="T1">TAAAAGTGTTGAAGAGTTCAGACAGTTTGGCAGAAAAACATGCATGGTGGACAAGAAGCT</text:span>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<text:span text:style-name="T1">GGATTTGAGCCAGCAGTGTGCACTTGCAGCCCAGTAGTCCCACTATATCCTGGGCTGCAT</text:span></text:p>
      <text:p text:style-name="Preformatted_20_Text">Masked <text:s text:c="9"/><text:span text:style-name="T1">GGATTTGAGCCAGCAGTGTGCACTTGCAGCCCAGTAGTCCCACTATATCCTGGGCTGCAT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TGNCA</text:span>GTGTGCACTTGCAGCCCAGTAGTCCCACTATATCCTGGGCTGCATTGAAGAAGGG</text:p>
      <text:p text:style-name="Preformatted_20_Text">Masked <text:s text:c="9"/><text:span text:style-name="T1">TGNCA</text:span>NNNNNNNNNNNNNNNNNNNNNNNNNNNNNNNNNNNNNNNNNNNNNNNNNNNNNNN</text:p>
      <text:p text:style-name="Preformatted_20_Text"><text:s text:c="16"/>***** <text:s text:c="54"/></text:p>
      <text:p text:style-name="Preformatted_20_Text"/>
      <text:p text:style-name="Preformatted_20_Text">Unmasked <text:s text:c="7"/>GTGGCCAGCAGGGAGAGAGAGGGGATTGTCCCCCTCTACTCAGCTCTTGTAAGGCCCCA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TGGAGTACTGCATCCAGACCTGGGACCTCCAGCACAAGGAAGGCACAGAGCTCTTGG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GGGTCCAGAGGAGGGCCACTAAGATGATCAGAGGGCTGGAGCATCTCTTCTATGAGGA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GTTGAGGGAACTGGGCTCCTTTAGCTTGGAGAACAGGGAGACCTCATTGTTACCTTT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TATGTGAAGGGAGCGAATAAACAGGAGGGGGAACAATTGTTTACACAGGTTGATAA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TAGGACAAGGGGAAATGGTTTTCAGCTAAGACAGGGAAGGTTGAGGTTAGATGCTAG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GAAGTTTTTCACTGAGAGGGTGGTGATGCACTGGAACAGGTTGCCCAGAGGTTGTGGA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CCCCATCCCTGGAGGCATTCAAAGCAAGGCTGGATGTGGCTCTGGGCAGCCTGCTCT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GGCTGGTGACCCTGCTCACAGCAGGGGGACTGAAAACAGATATCTTTAATGTCCTTTT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ACCT<text:span text:style-name="T1">GGGTTGTTTTACAGTACATAAAGATGTGAAGCTGACCATGTCCGTCCCAAAGAAC</text:span></text:p>
      <text:p text:style-name="Preformatted_20_Text">Masked <text:s text:c="9"/>NNNNN<text:span text:style-name="T1">GGGTTGTTTTACAGTACATAAAGATGTGAAGCTGACCATGTCCGTCCCAAAGAAC</text:span></text:p>
      <text:p text:style-name="Preformatted_20_Text"><text:s text:c="21"/>*******************************************************</text:p>
      <text:p text:style-name="Preformatted_20_Text"/>
      <text:p text:style-name="Preformatted_20_Text">Unmasked <text:s text:c="7"/><text:span text:style-name="T1">CAGAACCAGACTATGGCACTGGCTTTCAATGTAAATTGT</text:span>AAGTTGTGGTTTTGTTTTTGT</text:p>
      <text:p text:style-name="Preformatted_20_Text">Masked <text:s text:c="9"/><text:span text:style-name="T1">CAGAACCAGACTATGGCACTGGCTTTCAATGTAAATTGT</text:span>AAGTTGTGGTTTTGTTTTTGT</text:p>
      <text:p text:style-name="Preformatted_20_Text"><text:s text:c="16"/>************************************************************</text:p>
      <text:p text:style-name="Preformatted_20_Text"><office:annotation-end office:name="__Annotation__2250_1564124603"/></text:p>
      <text:p text:style-name="Preformatted_20_Text">Unmasked <text:s text:c="7"/>GCCATAGTGAGTTGTGTAATAATTCAAATCACATTTTACTCAGTTCTCTGAAGAAGTTCA</text:p>
      <text:p text:style-name="Preformatted_20_Text">Masked <text:s text:c="9"/>GCCATAGTGAGTTGTGTAATAATTCAAATCACATTTTACTCAGTTCTCTGAAGAAGT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CAGTTTCTGTTTAAGTCAAACTGGATGTACAAAAAGGGGCATATGTTTCAGTATTTTT</text:p>
      <text:p text:style-name="Preformatted_20_Text">Masked <text:s text:c="9"/>ACCAGTTTCTGTTTAAGTCAAACTGGATGTACAAAAAGGGGCATATGTTTCAGTATTTTT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TCAAGTAGGGAATGCTTTCCCAAAGCAGTGCTAGAGGTTAAAGAGAGCAGTCAGTATGTA</text:p>
      <text:p text:style-name="Preformatted_20_Text">Masked <text:s text:c="9"/>TCAAGTAGGGAATGCTTTCCCAAAGCAGTGCTAGAGGTTAAAGAGAGCAGTCAGTAT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CATGTGGATTGCAAAGCCATAAGACAAAACCAAAACACAAAAAATGATTAAGAAAGGG</text:p>
      <text:p text:style-name="Preformatted_20_Text">Masked <text:s text:c="9"/>GACATGTGGATTGCAAAGCCATAAGACAAAACCAAAACACAAAAAATGATTAAGAAAG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ACATTCCACTCATCACTCATTATAACTTTGATCAGATTTAAATTATTTTCCTGAATTT</text:p>
      <text:p text:style-name="Preformatted_20_Text">Masked <text:s text:c="9"/>GTACATTCCACTCATCACTCATTATAACTTTGATCAGATTTAAATTATTTTCCTGAA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ACTCAATGTTTTAAAACTAACCATAATATGAGTGTTCTTTCTTCTGTCATACACACA</text:p>
      <text:p text:style-name="Preformatted_20_Text">Masked <text:s text:c="9"/>TTCACTCAATGTTTTAAAACTAACCATAATATGAGTGTTCTTTCTTCTGTCATACAC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CTGTAAGAAAACTAATGAAAGGGATATGGAGGTTTAGTGTCTGAAGTGATATGGTAC</text:p>
      <text:p text:style-name="Preformatted_20_Text">Masked <text:s text:c="9"/>AGACTGTAAGAAAACTAATGAAAGGGATATGGAGGTTTAGTGTCTGAAGTGATATGG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CTAGCTGGGTACAAGGAAGATGCTAGATTCAAAGATCTGAATTTGTAAAGCAATACA</text:p>
      <text:p text:style-name="Preformatted_20_Text">Masked <text:s text:c="9"/>ATTCTAGCTGGGTACAAGGAAGATGCTAGATTCAAAGATCTGAATTTGTAAAGCAAT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TATGCCATATGAATTAATGTAATTTTCGAGAAACTTCACAAATAAACTAGCAGAAGTT</text:p>
      <text:p text:style-name="Preformatted_20_Text">Masked <text:s text:c="9"/>GGTATGCCATATGAATTAATGTAATTTTCGAGAAACTTCACAAATAAACTAGCAGAA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GGTAATAATACTAACCAAAGCAGAAAAGGAGAGATGGTAGATGAATTTATAGACCCA</text:p>
      <text:p text:style-name="Preformatted_20_Text">Masked <text:s text:c="9"/>AATGGTAATAATACTAACCAAAGCAGAAAAGGAGAGATGGTAGATGAATTTATAGACC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CACTGTTTATATTGTCTTTTTCTCAAATACTGAAAAGTCCAAATGTAGAATGAAAAA</text:p>
      <text:p text:style-name="Preformatted_20_Text">Masked <text:s text:c="9"/>AGTCACTGTTTATATTGTCTTTTTCTCAAATACTGAAAAGTCCAAATGTAGAATGA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GAATGTTTAATTATTTGTTCACAGCTACTGCATGACACCTACAGGTGAATTAGTTAC</text:p>
      <text:p text:style-name="Preformatted_20_Text">Masked <text:s text:c="9"/>TTAGAATGTTTAATTATTTGTTCACAGCTACTGCATGACACCTACAGGTGAATTAGT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AATATTAACATATGTTGTTTTATTACAATGGAGCTACATTTATCTCAAATCTTTAAA</text:p>
      <text:p text:style-name="Preformatted_20_Text">Masked <text:s text:c="9"/>TATAATATTAACATATGTTGTTTTATTACAATGGAGCTACATTTATCTCAAATCTTT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TGGTTGTAGAAAAAATTGTGCATAACCTCTGATACCAGACCTCAGTATAATTATTTT</text:p>
      <text:p text:style-name="Preformatted_20_Text">Masked <text:s text:c="9"/>AAATGGTTGTAGAAAAAATTGTGCATAACCTCTGATACCAGACCTCAGTATAATTA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ACTTTTACTTTAGAACGCCAATCATTATTGTTCATATCCTCCAAACAGCAATAATTT</text:p>
      <text:p text:style-name="Preformatted_20_Text">Masked <text:s text:c="9"/>TTCACTTTTACTTTAGAACGCCAATCATTATTGTTCATATCCTCCAAACAGCAATAA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CAAATAAGAAATAATTATTTGATGATATTGAATTAATATTTTCCTGTACTAGTTTGT</text:p>
      <text:p text:style-name="Preformatted_20_Text">Masked <text:s text:c="9"/>AAACAAATAAGAAATAATTATTTGATGATATTGAATTAATATTTTCCTGTACTAGTT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TGAGAGCAGTTCTCCCACAGCTTACTTTTCTTAACTGTCTCAGTAAACTGAAGTAGT</text:p>
      <text:p text:style-name="Preformatted_20_Text">Masked <text:s text:c="9"/>AATTGAGAGCAGTTCTCCCACAGCTTACTTTTCTTAACTGTCTCAGTAAACTGAAGTAGT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AATATGGCATGTTTTTCTTTTTATTTGATGGTAGGAGAGTGAAAATTGCTTGTTAAGTAA</text:p>
      <text:p text:style-name="Preformatted_20_Text">Masked <text:s text:c="9"/>AATATGGCATGTTTTTCTTTTTATTTGATGGTAGGAGAGTGAAAATTGCTTGTTAAG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AAGAATAAGAAGGGAAAGATCTCAGTGAAGAATAGCTGGGGGGTATCAATAAATGTT</text:p>
      <text:p text:style-name="Preformatted_20_Text">Masked <text:s text:c="9"/>TGAAAGAATAAGAAGGGAAAGATCTCAGTGAAGAATAGCTGGGGGGTATCAATAAATGTT</text:p>
      <text:p text:style-name="Preformatted_20_Text"><text:s text:c="16"/>************************************************************</text:p>
      <text:p text:style-name="Preformatted_20_Text"><office:annotation office:name="__Annotation__2255_1564124603"><dc:creator>Unknown Author</dc:creator><dc:date>2022-04-08T15:48:32.557659957</dc:date><text:p text:style-name="P3"><text:span text:style-name="T2">EXON4</text:span></text:p></office:annotation></text:p>
      <text:p text:style-name="Preformatted_20_Text">Unmasked <text:s text:c="7"/>CATCTGAAAAAAAAAAAAAAAAAGGATTTATTTTTATATTTG<text:span text:style-name="T1">ATTGATGCATAGAGTGAC</text:span></text:p>
      <text:p text:style-name="Preformatted_20_Text">Masked <text:s text:c="9"/>CATCTGNNNNNNNNNNNNNNNNNGGATTTATTTTTATATTTG<text:span text:style-name="T1">ATTGATGCATAGAGTGAC</text:span></text:p>
      <text:p text:style-name="Preformatted_20_Text"><text:s text:c="16"/>****** <text:s text:c="16"/>*************************************</text:p>
      <text:p text:style-name="Preformatted_20_Text"/>
      <text:p text:style-name="Preformatted_20_Text">Unmasked <text:s text:c="7"/><text:span text:style-name="T1">AATTTGTGTCTAACAAAGATGATAACTGTGGAGATTTTTCTAATGAAGGCAACTGTAAAC</text:span></text:p>
      <text:p text:style-name="Preformatted_20_Text">Masked <text:s text:c="9"/><text:span text:style-name="T1">AATTTGTGTCTAACAAAGATGATAACTGTGGAGATTTTTCTAATGAAGGCAACTGTAAAC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CTGTACCACAGTCACCATGCCATAATGATCACACTGACAGGCAGGAAAGGCAAGAGTATG</text:span></text:p>
      <text:p text:style-name="Preformatted_20_Text">Masked <text:s text:c="9"/><text:span text:style-name="T1">CTGTACCACAGTCACCATGCCATAATGATCACACTGACAGGCAGGAAAGGCAAGAGTATG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TGATGAACAA</text:span>AAACATGGTTTTGGGCACTGTGAAAACTCTAGAACTGTCTCCAAAAGTAA</text:p>
      <text:p text:style-name="Preformatted_20_Text">Masked <text:s text:c="9"/><text:span text:style-name="T1">TGATGAACAA</text:span>AAACATGGTTTTGGGCACTGTGAAAACTCTAGAACTGTCTCCAAAAGTAA</text:p>
      <text:p text:style-name="Preformatted_20_Text"><text:s text:c="16"/>************************************************************</text:p>
      <text:p text:style-name="Preformatted_20_Text"><office:annotation-end office:name="__Annotation__2255_1564124603"/></text:p>
      <text:p text:style-name="Preformatted_20_Text">Unmasked <text:s text:c="7"/>CAGAAAACACTGGGGCATACAAGCATTCCCTGAAGTGGAATCATGTTCTCATTTGTGTAT</text:p>
      <text:p text:style-name="Preformatted_20_Text">Masked <text:s text:c="9"/>CAGAAAACACTGGGGCATACAAGCATTCCCTGAAGTGGAATCATGTTCTCATTTGTG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AATGCAGCATAACTTCTGGAAAAACATCTGACAACTGTTTATGTTGTGTACTTGAAG</text:p>
      <text:p text:style-name="Preformatted_20_Text">Masked <text:s text:c="9"/>TGAAATGCAGCATAACTTCTGGAAAAACATCTGACAACTGTTTATGTTGTGTACTTG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ATAAATAGTTATCTAGACTGAATACTAAGTAAATCAATCATTATGCTAGTATGCAGA</text:p>
      <text:p text:style-name="Preformatted_20_Text">Masked <text:s text:c="9"/>GAGATAAATAGTTATCTAGACTGAATACTAAGTAAATCAATCATTATGCTAGTATGC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CATATATAGATATGACATGAATATTCTTACAGGTAGTATTTAAATATTAAATATATGT</text:p>
      <text:p text:style-name="Preformatted_20_Text">Masked <text:s text:c="9"/>ATCATATATAGATATGACATGAATATTCTTACAGGTAGTATNNNNNNNNNNNNNNNNNNN</text:p>
      <text:p text:style-name="Preformatted_20_Text"><text:s text:c="16"/>***************************************** <text:s text:c="18"/></text:p>
      <text:p text:style-name="Preformatted_20_Text"/>
      <text:p text:style-name="Preformatted_20_Text">Unmasked <text:s text:c="7"/>ATATTTAAATATTAAATATATATGTATAATTTAAANNNNNNNNNNNNNNNNATATATGTA</text:p>
      <text:p text:style-name="Preformatted_20_Text">Masked <text:s text:c="9"/>NNNNNNNNNNNNNNNNNNNNNNNNNNNNNNNNNNNNNNNNNNNNNNNNNNNNNNNNNNNN</text:p>
      <text:p text:style-name="Preformatted_20_Text"><text:s text:c="51"/>**************** <text:s text:c="8"/></text:p>
      <text:p text:style-name="Preformatted_20_Text"/>
      <text:p text:style-name="Preformatted_20_Text">Unmasked <text:s text:c="7"/>TAATTTAAATAAATGTGTATATATATATACTTTTTTTTTTTAAGTAACATTTCATAAGGA</text:p>
      <text:p text:style-name="Preformatted_20_Text">Masked <text:s text:c="9"/>NNNNNNNNNNNNNNNNNNNNNNNNNNNNNCTTTTTTTTTTTAAGTAACATTTCATAAGGA</text:p>
      <text:p text:style-name="Preformatted_20_Text"><text:s text:c="45"/>*******************************</text:p>
      <text:p text:style-name="Preformatted_20_Text"/>
      <text:p text:style-name="Preformatted_20_Text">Unmasked <text:s text:c="7"/>ATCAGTCATTCCCAGTTACTTAACTTACATACTGCCTGCAGCTTTTGTTTTTCAGTATTA</text:p>
      <text:p text:style-name="Preformatted_20_Text">Masked <text:s text:c="9"/>ATCAGTCATTCCCAGTTACTTAACTTACATACTGCCTGCAGCTTTTGTTTTTCAGTA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TCCTCATTTCCTCAGAAACTGAAACAGATGAAAATAGAATATACTACAGTACCACCT</text:p>
      <text:p text:style-name="Preformatted_20_Text">Masked <text:s text:c="9"/>CATTCCTCATTTCCTCAGAAACTGAAACAGATGAAAATAGAATATACTACAGTACCAC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GTTGAGATGAAAAGGGTGCAGCCTGCATTCCATTGTGGTACAGCATGACTACCCAAC</text:p>
      <text:p text:style-name="Preformatted_20_Text"><text:soft-page-break/>Masked <text:s text:c="9"/>TGTGTTGAGATGAAAAGGGTGCAGCCTGCATTCCATTGTGGTACAGCATGACTACCC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CATCCTTTGTAGCAAGGAGAAATAAGCTCTACTGGCATTTGCAGAAGCATGGGTTTT</text:p>
      <text:p text:style-name="Preformatted_20_Text">Masked <text:s text:c="9"/>ACTCATCCTTTGTAGCAAGGAGAAATAAGCTCTACTGGCATTTGCAGAAGCATGGGNNNN</text:p>
      <text:p text:style-name="Preformatted_20_Text"><text:s text:c="16"/>******************************************************** <text:s text:c="3"/></text:p>
      <text:p text:style-name="Preformatted_20_Text"/>
      <text:p text:style-name="Preformatted_20_Text">Unmasked <text:s text:c="7"/>TATTATTATTATGTCTATTTTATTTTATATGTCTATTCTAATAAATTACTGAAAGCTTTC</text:p>
      <text:p text:style-name="Preformatted_20_Text">Masked <text:s text:c="9"/>NNNNNNNNNNNNNNNNNNNNNNNNNNNNATGTCTATTCTAATAAATTACTGAAAGCTTTC</text:p>
      <text:p text:style-name="Preformatted_20_Text"><text:s text:c="44"/>********************************</text:p>
      <text:p text:style-name="Preformatted_20_Text"/>
      <text:p text:style-name="Preformatted_20_Text">Unmasked <text:s text:c="7"/>ATGAGACTAGTGTATAAGTTTAGTAGTGATGCTGGCAACTTGCATGCCTTGTTACCCGTT</text:p>
      <text:p text:style-name="Preformatted_20_Text">Masked <text:s text:c="9"/>ATGAGACTAGTGTATAAGTTTAGTAGTGATGCTGGCAACTTGCATGCCTTGTTACCC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CACACTCAGCTAGGTACAGGGACATGTATCAACCATAAATATTGTGGTCCTTGGTAA</text:p>
      <text:p text:style-name="Preformatted_20_Text">Masked <text:s text:c="9"/>TTCCACACTCAGCTAGGTACAGGGACATGTATCAACCATAAATATTGTGGTCCTTGG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CTGAAAACTTTACAGATAGAATACGATAGAATGTGATAGAAAGGCAAAACAAACAAGC</text:p>
      <text:p text:style-name="Preformatted_20_Text">Masked <text:s text:c="9"/>GACTGAAAACTTTACAGATAGAATACGATAGAATGTGATAGAAAGGCANNNNNNNNNNNN</text:p>
      <text:p text:style-name="Preformatted_20_Text"><text:s text:c="16"/>************************************************ <text:s text:c="11"/></text:p>
      <text:p text:style-name="Preformatted_20_Text"/>
      <text:p text:style-name="Preformatted_20_Text">Unmasked <text:s text:c="7"/>AAACAAACAAACACATTATGGAATCCTCAAAGGAGCAATTGTTTCCATAGGCATCTGCTG</text:p>
      <text:p text:style-name="Preformatted_20_Text">Masked <text:s text:c="9"/>NNNNNNNNNNNNNCATTATGGAATCCTCAAAGGAGCAATTGTTTCCATAGGCATCTGCTG</text:p>
      <text:p text:style-name="Preformatted_20_Text"><text:s text:c="29"/>***********************************************</text:p>
      <text:p text:style-name="Preformatted_20_Text"/>
      <text:p text:style-name="Preformatted_20_Text">Unmasked <text:s text:c="7"/>CACGTTGCTATATAGGTATAGAGAACTGCACCCTGTGTGATCACTTTTTGGGGTTTGAGA</text:p>
      <text:p text:style-name="Preformatted_20_Text">Masked <text:s text:c="9"/>CACGTTGCTATATAGGTATAGAGAACTGCACCCTGTGTGATCACTTTTTGGGGTTTG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TTCAGATTTCCTCTCCTCCAGAGAATTCTACTACTTCAAGTCACTCCCTGAGAGAAG</text:p>
      <text:p text:style-name="Preformatted_20_Text">Masked <text:s text:c="9"/>TGGTTCAGATTTCCTCTCCTCCAGAGAATTCTACTACTTCAAGTCACTCCCTGAGAG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ACAAAGCTGGGAGTGACTGTATATTCCGTATACATGGATCTTGTGCAGTCTTGATAGC</text:p>
      <text:p text:style-name="Preformatted_20_Text">Masked <text:s text:c="9"/>GGACAAAGCTGGGAGTGACTGTATATTCCGTATACATGGATCTTGTGCAGTCTTGAT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GTTCCCATCAGCAAACAAAGTAATATGAGTTATGGAAAAAAAATCCAGGATAAAAAT</text:p>
      <text:p text:style-name="Preformatted_20_Text">Masked <text:s text:c="9"/>AATGTTCCCATCAGCAAACAAAGTAATATGAGTTATGGAAAAAAAATCCAGGATAAA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TGTTGATAAGTCCTTTTTGAACCTACATGGAATAATTTCACACAAATATGCTGTTCA</text:p>
      <text:p text:style-name="Preformatted_20_Text">Masked <text:s text:c="9"/>AGCTGTTGATAAGTCCTTTTTGAACCTACATGGAATAATTTCACACAAATATGCTGT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AGAAATGTTTTTCACCTTCTTCCATTCCTAAGATTCTCACTGCAATGTCTGTCCTTT</text:p>
      <text:p text:style-name="Preformatted_20_Text">Masked <text:s text:c="9"/>AGAAGAAATGTTTTTCACCTTCTTCCATTCCTAAGATTCTCACTGCAATGTCTGTCC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TGTCTGTCACACATGACACTTGAAGTATTTTACAAAGATGTATTATTTTATCTGTAA</text:p>
      <text:p text:style-name="Preformatted_20_Text">Masked <text:s text:c="9"/>ATTTGTCTGTCACACATGACACTTGAAGTATTTTACAAAGATGTATTATTTTATCTG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GAATGAGACATGAATAGCACAAAACATTAGGCAAGCTACTGCAAACCTCTTCCCTAA</text:p>
      <text:p text:style-name="Preformatted_20_Text">Masked <text:s text:c="9"/>CATGAATGAGACATGAATAGCACAAAACATTAGGCAAGCTACTGCAAACCTCTTCCCTAA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AGATTCAGTTCCACAGCTGCAGATAGCCTAATATCTCAAAACAGACTCCTGCTCTTTGGC</text:p>
      <text:p text:style-name="Preformatted_20_Text">Masked <text:s text:c="9"/>AGATTCAGTTCCACAGCTGCAGATAGCCTAATATCTCAAAACAGACNNNNNNNNNNNNNN</text:p>
      <text:p text:style-name="Preformatted_20_Text"><text:s text:c="16"/>********************************************** <text:s text:c="13"/></text:p>
      <text:p text:style-name="Preformatted_20_Text"/>
      <text:p text:style-name="Preformatted_20_Text">Unmasked <text:s text:c="7"/>CACAACAACCCCAGGCAATGCTTCAGGTTTGGGCAGAGTGGCTGAAAGACTGTGTGGA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AATGGACCTGGGGGTGTTGGTCAGTGCTCAGCTGAGCATGAGCCAGCAGTGTGCCCA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GAACAAGGCCAATGGCATCCTGGCTTGTATCAGAAACAGTGATCTTGGAGGTCTTTT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TCTCGGTGATTCTATGATTCTATGAGAATTTTACTTTTCCAGTCAAAATGCTATTGCC</text:p>
      <text:p text:style-name="Preformatted_20_Text">Masked <text:s text:c="9"/>NNNNNNNNNNNNNNNNNNNNNNNNNNNGAATTTTACTTTTCCAGTCAAAATGCTATTGCC</text:p>
      <text:p text:style-name="Preformatted_20_Text"><text:s text:c="43"/>*********************************</text:p>
      <text:p text:style-name="Preformatted_20_Text"/>
      <text:p text:style-name="Preformatted_20_Text">Unmasked <text:s text:c="7"/>CACAGGCCACGTGTATTTCACAGAGTTTACTGGATTGCAACATGCCCTGTATTCCTCTTC</text:p>
      <text:p text:style-name="Preformatted_20_Text">Masked <text:s text:c="9"/>CACAGGCCACGTGTATTTCACAGAGTTTACTGGATTGCAACATGCCCTGTATTCCTCTTC</text:p>
      <text:p text:style-name="Preformatted_20_Text"><text:s text:c="16"/>************************************************************</text:p>
      <text:p text:style-name="Preformatted_20_Text"/>
      <text:p text:style-name="Preformatted_20_Text"><office:annotation office:name="__Annotation__2256_1564124603"><dc:creator>Unknown Author</dc:creator><dc:date>2022-04-08T15:49:41.117161999</dc:date><text:p text:style-name="P3"><text:span text:style-name="T2">EXON5</text:span></text:p></office:annotation>Unmasked <text:s text:c="7"/>TAG<text:span text:style-name="T1">AACTGACATTTTATGGATGAGCTAATGGCCAGCACATTTAAAAATGGCTTTTTCAAA</text:span></text:p>
      <text:p text:style-name="Preformatted_20_Text">Masked <text:s text:c="9"/>TAG<text:span text:style-name="T1">AACTGACATTTTATGGATGAGCTAATGGCCAGCACATTTAAAAATGGCTTTTTCAAA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GGTCTTTGTGAAAGGGTCCATGGTGGGAACACATAGGTACATGACCACAAAGCAAGGAAT</text:span></text:p>
      <text:p text:style-name="Preformatted_20_Text">Masked <text:s text:c="9"/><text:span text:style-name="T1">GGTCTTTGTGAAAGGGTCCATGGTGGGAACACATAGGTACATGACCACAAAGCAAGGAAT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GTTGGTATTCACAGTTAAGAT</text:span>ATAAATCCTTCTGTGGTATGGATGTTTGAACTGAATGCT</text:p>
      <text:p text:style-name="Preformatted_20_Text">Masked <text:s text:c="9"/><text:span text:style-name="T1">GTTGGTATTCACAGTTAAGAT</text:span>ATAAATCCTTCTGTGGTATGGATGTTTGAACTGAATGCT</text:p>
      <text:p text:style-name="Preformatted_20_Text"><text:s text:c="16"/>************************************************************</text:p>
      <text:p text:style-name="Preformatted_20_Text"><office:annotation-end office:name="__Annotation__2256_1564124603"/></text:p>
      <text:p text:style-name="Preformatted_20_Text">Unmasked <text:s text:c="7"/>GATTCCTGACATACTCTAAGAAGACTTGGCTTCTTTGAGTAAGGTAGCAGCAGCTTTTTA</text:p>
      <text:p text:style-name="Preformatted_20_Text">Masked <text:s text:c="9"/>GATTCCTGACATACTCTAAGAAGACTTGGCTTCTTTGAGTAAGGTAGCAGCAGCTTT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TCAAGGTTTTGATGATAAATCCTCAGGGAAAACAATTATGTTATAATTTGCTTTAGT</text:p>
      <text:p text:style-name="Preformatted_20_Text">Masked <text:s text:c="9"/>GCATCAAGGTTTTGATGATAAATCCTCAGGGAAAACAATTATGTTATAATTTGCTTT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TAAGCTCAGTTGCTCCAGATAATATCTCATATGCTTACTGTTACACCTGTGCACAGT</text:p>
      <text:p text:style-name="Preformatted_20_Text">Masked <text:s text:c="9"/>AACTAAGCTCAGTTGCTCCAGATAATATCTCATATGCTTACTGTTACACCTGTGCAC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GTGTCTTTCTGGAGTACTTACAATTTTAATAGAAGTTAGGAAGAGAGGATGTGAAGA</text:p>
      <text:p text:style-name="Preformatted_20_Text">Masked <text:s text:c="9"/>AAAGTGTCTTTCTGGAGTACTTACAATTTTAATAGAAGTTAGGAAGAGAGGATGTGA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GGAGTACGATATGTAGTTGGATACCTCCTAGATACAGAAGCAATGAATTGCTTTTCA</text:p>
      <text:p text:style-name="Preformatted_20_Text">Masked <text:s text:c="9"/>AAGGGAGTACGATATGTAGTTGGATACCTCCTAGATACAGAAGCAATGAATTGCTTT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ACACAAAAAAGACAGGAATAGCATCATACTCTGATGCTGTTCAAGTTTCTTAGTCAG</text:p>
      <text:p text:style-name="Preformatted_20_Text">Masked <text:s text:c="9"/>AGAACACAAAAAAGACAGGAATAGCATCATACTCTGATGCTGTTCAAGTTTCTTAGTCAG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TGATGAGTTACTCCATCCCATTGAAAACTAACAAAAAAAAAAAAAAAAAAAGCAATGGAC</text:p>
      <text:p text:style-name="Preformatted_20_Text">Masked <text:s text:c="9"/>TGATGAGTTACTCCATCCCATTGNNNNNNNNNNNNNNNNNNNNNNNNNNNNGCAATGGAC</text:p>
      <text:p text:style-name="Preformatted_20_Text"><text:s text:c="16"/>*********************** <text:s text:c="27"/>*********</text:p>
      <text:p text:style-name="Preformatted_20_Text"/>
      <text:p text:style-name="Preformatted_20_Text">Unmasked <text:s text:c="7"/>TACTTAGGATTCAGACTATTATTGACAATGAGGTTTGAATACTACATTCCCCAAAATGTT</text:p>
      <text:p text:style-name="Preformatted_20_Text">Masked <text:s text:c="9"/>TACTTAGGATTCAGACTATTATTGACAATGAGGTTTGAATACTACATTCCCCAAAAT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GAGCTTAGAAACTGCAATTTCTGATTTCAGAAAATGAAGGAAATATTTTACTAACCA</text:p>
      <text:p text:style-name="Preformatted_20_Text">Masked <text:s text:c="9"/>AGTGAGCTTAGAAACTGCAATTTCTGATTTCAGAAAATGAAGGAAATATTTTACTAAC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TTAGTAAATGGGTTTTGCCTAACCCCATAGGTACGAACTTCACATAACAATGGCAAT</text:p>
      <text:p text:style-name="Preformatted_20_Text">Masked <text:s text:c="9"/>AAGTTAGTAAATGGGTTTTGCCTAACCCCATAGGTACGAACTTCACATAACAATGGC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AACTGCTCAAAATGAGAAAATCTAATTGAGAGATCATTGTTTATATTTGATTTTGGT</text:p>
      <text:p text:style-name="Preformatted_20_Text">Masked <text:s text:c="9"/>TTAAACTGCTCAAAATGAGAAAATCTAATTGAGAGATCATTGTTTATATTTGATTTTG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TAATCTGATAAAATATACAAAAGTAAACAATGTTAAAACAAATATACTGAATTAGGC</text:p>
      <text:p text:style-name="Preformatted_20_Text">Masked <text:s text:c="9"/>GCATAATCTGATAAAATATACAAAAGTAAACAATGTTAAAACAAATATACTGAATTAG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GTCTGTTAGAGAGGAAAGAAAAATCAGAACTCTGATTCATTTCAGAGCTAAAGATCT</text:p>
      <text:p text:style-name="Preformatted_20_Text">Masked <text:s text:c="9"/>ATTGTCTGTTAGAGAGGAAAGAAAAATCAGAACTCTGATTCATTTCAGAGCTAAAGA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AACAAATCTTATTTACATTCTAGGAAATAGCTAAAGACTAAATTCCTTAAAGGAGCT</text:p>
      <text:p text:style-name="Preformatted_20_Text">Masked <text:s text:c="9"/>ACTAACAAATCTTATTTACATTCTAGGAAATAGCTAAAGACTAAATTCCTTAAAGGA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AAAATGTATATTAATTTGACAGTGTTACATGATGAGATTTAACACTCGCTAAAATAT</text:p>
      <text:p text:style-name="Preformatted_20_Text">Masked <text:s text:c="9"/>GTTAAAATGTATATTAATTTGACAGTGTTACATGATGAGATTTAACACTCGCTAAAA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TGCTGCAGCTTTCTGTTTATTTTTGATCATCTGAGCTGATCCACATGAGCTGGTTGG</text:p>
      <text:p text:style-name="Preformatted_20_Text">Masked <text:s text:c="9"/>TACTGCTGCAGCTTTCTGTTTATTTTTGATCATCTGAGCTGATCCACATGAGCTGGT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AGCAGTGATATTTCCATTTGTTTTCAGATATTAGAACTCCAACAGAAGTTTTGTGTC</text:p>
      <text:p text:style-name="Preformatted_20_Text">Masked <text:s text:c="9"/>AGAAGCAGTGATATTTCCATTTGTTTTCAGATATTAGAACTCCAACAGAAGTTTTGTG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AAAAACCATAGTAATTCTGGCTTTTTTTCCATTGCTCATGAAAGCAAAAATCATTAAA</text:p>
      <text:p text:style-name="Preformatted_20_Text">Masked <text:s text:c="9"/>CCAAAAACCATAGTAATTCTGGCTTTTTTTCCATTGCTCATGAAAGCAAAAATCATT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GATCTGTGTTTGATAGAGGTGAGGAGAACTTTGTAATAGGTACACCTGATGAATACT</text:p>
      <text:p text:style-name="Preformatted_20_Text">Masked <text:s text:c="9"/>ATAGATCTGTGTTTGATAGAGGTGAGGAGAACTTTGTAATAGGTACACCTGATGAAT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ATGCTGGGCTACGGTTTCTGGCATTAAAAGGTGACTCTGGAGAAAAGATGGATATTTC</text:p>
      <text:p text:style-name="Preformatted_20_Text">Masked <text:s text:c="9"/>CTATGCTGGGCTACGGTTTCTGGCATTAAAAGGTGACTCTGGAGAAAAGATGGATAT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GTAAGAAATTAACAGAAAAAAATGATGAGACCAAAAGGCAGATTCTAAGGTGATGGT</text:p>
      <text:p text:style-name="Preformatted_20_Text">Masked <text:s text:c="9"/>AATGTAAGAAATTAACAGAAAAAAATGATGAGACCAAAAGGCAGATTCTAAGGTGATGGT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GTGCAAGGTGGTGTGATATTTTTCTGCATTGTCATGAATCACATCATGTTTGTAAATATT</text:p>
      <text:p text:style-name="Preformatted_20_Text">Masked <text:s text:c="9"/>GTGCAAGGTGGTGTGATATTTTTCTGCATTGTCATGAATCACATCATGTTTGTAAAT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CAAATTTTTTTCTACTTTTTTCAAATTAATTCAAGTGCTTTTGCTGAATTCAGCTTT</text:p>
      <text:p text:style-name="Preformatted_20_Text">Masked <text:s text:c="9"/>TTGCAAATTTTTTTCTACTTTTTTCAAATTAATTCAAGTGCTTTTGCTGAATTCAGC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TTAACTCTTTTCTAATCACATGTGTTCTTAGCTATTCAACTTGATATATTTTAAATT</text:p>
      <text:p text:style-name="Preformatted_20_Text">Masked <text:s text:c="9"/>TGGTTAACTCTTTTCTAATCACATGTGTTCTTAGCTATTCAACTTGATATATTTTAA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TTTTATAGGATTGCTGCTCAGCAGTTTTAGAAAAAAAAATCAAGAAAATTTTATGTT</text:p>
      <text:p text:style-name="Preformatted_20_Text">Masked <text:s text:c="9"/>AATTTTTATAGGATTGCTGCTCAGCAGTTTTAGAAAAAAAAATCAAGAAAATTTTAT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TTGCCCTGACACTGCAGAAACTCAAAGCATTAGTAATACTTTTCAAATCATAGTCTT</text:p>
      <text:p text:style-name="Preformatted_20_Text">Masked <text:s text:c="9"/>TGATTGCCCTGACACTGCAGAAACTCAAAGCATTAGTAATACTTTTCAAATCATAGT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TTCACACAGCCAGTGTCGCCATCTGTGAGACATGGCATGCCAAGCCAACTATGAGGA</text:p>
      <text:p text:style-name="Preformatted_20_Text">Masked <text:s text:c="9"/>GTTTTCACACAGCCAGTGTCGCCATCTGTGAGACATGGCATGCCAAGCCAACTATGAG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AGGGTACAGTCTGTGATAGACCTGGAAGCTCTCATGTCAGAACATGCAATATAGTGTG</text:p>
      <text:p text:style-name="Preformatted_20_Text">Masked <text:s text:c="9"/>GGAGGGTACAGTCTGTGATAGACCTGGAAGCTCTCATGTCAGAACATGCAATATAGT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CAAACAAAAGCATAGCAAAACAAGGTTTTTGTTGAGTTTACGTTTGATGCCTTCCCAA</text:p>
      <text:p text:style-name="Preformatted_20_Text">Masked <text:s text:c="9"/>ATCAAACAAAAGCATAGCAAAACAAGGTTTTTGTTGAGTTTACGTTTGATGCCTTCC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CAGGGTACTCCACTCTGTGGCCATCCACTGGCTCTCAGCGACTTGTGGATCTTGAGA</text:p>
      <text:p text:style-name="Preformatted_20_Text">Masked <text:s text:c="9"/>CATCAGGGTACTCCACTCTGTGGCCATCCACTGGCTCTCAGCGACTTGTGGATCTTG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TGCTGCACATGCTGCTGAATGTGGACCACAGATGATGCCCCAGGGAACCAGGCAAAG</text:p>
      <text:p text:style-name="Preformatted_20_Text">Masked <text:s text:c="9"/>TCATGCTGCACATGCTGCTGAATGTGGACCACAGATGATGCCCCAGGGAACCAGGCA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TGCAAGACAGCATATGTGCCCAGCATTTGCAAGGTCTGACTACAAGCTCAGAATATC</text:p>
      <text:p text:style-name="Preformatted_20_Text">Masked <text:s text:c="9"/>GAATGCAAGACAGCATATGTGCCCAGCATTTGCAAGGTCTGACTACAAGCTCAGAATA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TTTCAGGTGTTTTTTTTTTTTTTTTTTTTTTTTTTTTGTGGGGCAGTAAAAAAAAAA</text:p>
      <text:p text:style-name="Preformatted_20_Text">Masked <text:s text:c="9"/>AAATTTCAGGTGNNNNNNNNNNNNNNNNNNNNNNNNNNNNGTGGGGCAGTNNNNNNNNNN</text:p>
      <text:p text:style-name="Preformatted_20_Text"><text:s text:c="16"/>************ <text:s text:c="27"/>********** <text:s text:c="9"/></text:p>
      <text:p text:style-name="Preformatted_20_Text"/>
      <text:p text:style-name="Preformatted_20_Text">Unmasked <text:s text:c="7"/>AAACAAAAAGTTGTTTTTTTNNNNNNNNNNNNNNNNNNNNNNNNNNNNNNNNNNNNNNNN</text:p>
      <text:p text:style-name="Preformatted_20_Text">Masked <text:s text:c="9"/>NNNNNNNNNGTTGTTTTTTTNNNNNNNNNNNNNNNNNNNNNNNNNNNNNNNNNNNNNNNN</text:p>
      <text:p text:style-name="Preformatted_20_Text"><text:s text:c="25"/>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<text:soft-page-break/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TCTCCTGCTGCTAATATTTAAAAAATAATAAGAAGGGACTGAGGAA</text:p>
      <text:p text:style-name="Preformatted_20_Text">Masked <text:s text:c="9"/>NNNNNNNNNNNNNNTCTCCTGCTGCTAATATTTAAAAAATAATAAGAAGGGACTGAG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ACACTCCTGTCTCAAAAGCCTCCCTCTGCTTCCACAGAGAGTTGAATGTTGCTGAAA</text:p>
      <text:p text:style-name="Preformatted_20_Text">Masked <text:s text:c="9"/>GAAACACTCCTGTCTCAAAAGCCTCCCTCTGCTTCCACAGAGAGTTGAATGTTGCTG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TCCACACCAGCCCAGGAGCTCCCAGCTGCTGTTTAATAACCACACTCTGAAGCTGAG</text:p>
      <text:p text:style-name="Preformatted_20_Text">Masked <text:s text:c="9"/>GCTTCCACACCAGCCCAGGAGCTCCCAGCTGCTGTTTAATAACCACACTCTGAAGCTG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TCCCCCTGCTGCTTGATTTAAATCCTCCTGACGTCCCACCTATCACAAGCCCCATC</text:p>
      <text:p text:style-name="Preformatted_20_Text">Masked <text:s text:c="9"/>TTTTTCCCCCTGCTGCTTGATTTAAATCCTCCTGACGTCCCACCTATCACAAGCCCCA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CGGCTGAACAAAATGCTATCTGCCTGAGAAAGGATGCCCTCCTCAGTGCACTCAGTCA</text:p>
      <text:p text:style-name="Preformatted_20_Text">Masked <text:s text:c="9"/>CTCGGCTGAACAAAATGCTATCTGCCTGAGAAAGGATGCCCTCCTCAGTGCACTCAG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GGAGGATTTTGCCTTGACATCTTCAAGCAAAAGAAAAGCACAGCTTGTACCCCCCTCC</text:p>
      <text:p text:style-name="Preformatted_20_Text">Masked <text:s text:c="9"/>GGGGAGGATTTTGCCTTGACATCTTCAAGCAAAAGAAAAGCACAGCTTGTACCCCCCT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GAAAAAGAATCACAGCCACGTCACAAACATCCTCCTGAAGTTGTGCTGTCACTTTTC</text:p>
      <text:p text:style-name="Preformatted_20_Text">Masked <text:s text:c="9"/>AATGAAAAAGAATCACAGCCACGTCACAAACATCCTCCTGAAGTTGTGCTGTCACTT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TGCAAAAAGAATCCAATCCCACAAACACACACATAAAAAAAAAAAAAAAAAAAAAAA</text:p>
      <text:p text:style-name="Preformatted_20_Text">Masked <text:s text:c="9"/>AACTGCAAAAAGAATCCAATCCCACAAACACACACATNNNNNNNNNNNNNNNNNNNNNNN</text:p>
      <text:p text:style-name="Preformatted_20_Text"><text:s text:c="16"/>************************************* <text:s text:c="22"/></text:p>
      <text:p text:style-name="Preformatted_20_Text"/>
      <text:p text:style-name="Preformatted_20_Text">Unmasked <text:s text:c="7"/>AAACCAAATCACAGAACTGCAGGGGTTGGAAGGGACCTCCAGAGATCATCGAGTCCCACC</text:p>
      <text:p text:style-name="Preformatted_20_Text">Masked <text:s text:c="9"/>NNNCCANNNNNNNNNNNNNNNNNNNNNNNNNNNNNNNNNNNNNNNNNNNNNNNNNNNNNN</text:p>
      <text:p text:style-name="Preformatted_20_Text"><text:s text:c="19"/>*** <text:s text:c="53"/></text:p>
      <text:p text:style-name="Preformatted_20_Text"/>
      <text:p text:style-name="Preformatted_20_Text">Unmasked <text:s text:c="7"/>CACTGCCAAAGTAGGCTCCCTAGCCCAAGTTGCACAAGTATGTACCCAGGTAGGTGTT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TATCTCCAGAGGAGACTCCACATCTTCTCTGTGCAGCCTGTGCCAGTGCTTCATCAC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<text:soft-page-break/>Unmasked <text:s text:c="7"/>CACTGTGAAGAAGTTCTTACACACGTGTGAAACTTCCTATGCTTCAGCCTGTGGCTGTT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CCCTCGTCCTATCGCCATGCGCAACTGGAAGGAGTCTGGCCTCATCCCTTTGCCTCCC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AGGTATTTATAGACATCAATCCGATTCGTTCTCAGTCTTCCTTTCTCAAGGCTGAAC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ATCAGATTGCTCAGCCTTTCCTCATAAGAGAGATGCTCCACACCCTTTATCATCTTTC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TCTCTCTGCTGGACTCTTTCCAGGAGAAATCGTTTTTGTTGTTGTTGGTTTTTTTTCAT</text:p>
      <text:p text:style-name="Preformatted_20_Text">Masked <text:s text:c="9"/>NNNNNNNNNNNNNNNNNNNNNNNNNNNNNNNNNNNNNNNNNNTTGTTGGTTTTTTTTCAT</text:p>
      <text:p text:style-name="Preformatted_20_Text"><text:s text:c="58"/>******************</text:p>
      <text:p text:style-name="Preformatted_20_Text"/>
      <text:p text:style-name="Preformatted_20_Text">Unmasked <text:s text:c="7"/>TTGTGAAAACCCTGCATTTATAAATGTACACTGCCACTGAGGCATTTCACTCCTCTTTTC</text:p>
      <text:p text:style-name="Preformatted_20_Text">Masked <text:s text:c="9"/>TTGTGAAAACCCTGCATTTATAAATGTACACTGCCACTGAGGCATTTCACTCCTCTT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TGAAGACAAGACTTCCTGCATAGATCACATCTCCTCTTGGACAGCATCTTCTCTCTA</text:p>
      <text:p text:style-name="Preformatted_20_Text">Masked <text:s text:c="9"/>CACTGAAGACAAGACTTCCTGCATAGATCACATCTCCTCTTGGACAGCATCTTCTCT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AGTGAGATGTATTTTCTGTAAAAGTGTCTTTTCACAAACAGAGATAAGCAGATGCAG</text:p>
      <text:p text:style-name="Preformatted_20_Text">Masked <text:s text:c="9"/>CATAGTGAGATGTATTTTCTGTAAAAGTGTCTTTTCACAAACAGAGATAAGCAGATG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GCCCTGCAAGCCTGGCTCTCCAGAGAGACTGAATACACAAGGAAACTGCATAAGATC</text:p>
      <text:p text:style-name="Preformatted_20_Text">Masked <text:s text:c="9"/>ACAGCCCTGCAAGCCTGGCTCTCCAGAGAGACTGAATACACAAGGAAACTGCATAAGA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CATGAGATAAGTCAGATTATTGATTTTAGCTGAATAACATTCTTCAGCTGAGTCAAA</text:p>
      <text:p text:style-name="Preformatted_20_Text">Masked <text:s text:c="9"/>TCCCATGAGATAAGTCAGATTATTGATTTTAGCTGAATAACATTCTTCAGCTGAGTC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TTTTGAGATTCAATCATGTGGTTTTTTCATAGAATCACTGAATCTCTAAGGTTGAAA</text:p>
      <text:p text:style-name="Preformatted_20_Text">Masked <text:s text:c="9"/>TTATTTTGAGATTCAATCATGTGGTTTTTNNNNNNNNNNNNNNNNNNNNNNNNNNNNNNN</text:p>
      <text:p text:style-name="Preformatted_20_Text"><text:s text:c="16"/>***************************** <text:s text:c="30"/></text:p>
      <text:p text:style-name="Preformatted_20_Text"/>
      <text:p text:style-name="Preformatted_20_Text">Unmasked <text:s text:c="7"/>AAGATTTGTTACATTATCCAGTCCAACTGTCCACTCACCACCAATATTGTTCACTAAAG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TGCTCATTAGTACAACATCTACAGGTTTCTTGAAAATATCCAGCGACAGTGACTCAA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CCTCCATGGGCAGCCAGTTCCAGTGCCTGACCACTCTTTCAGAGGAGTTATTTGTAAT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CCAACTTGAAAGTCCCCTTGCACAACGTAAGGCTATTCCCTCTCATGCTATTGCTGTT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><text:soft-page-break/></text:p>
      <text:p text:style-name="Preformatted_20_Text">Unmasked <text:s text:c="7"/>CTTGAAAAAAAAGGCCAACCACCAACTCATCACAACCTCCTTTCAGGTAGTTGTAGAGG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AATATTGTCTCCCCTGAGCCTCCTCTTCTCTAGATTAAGCAATCCCATTTCTCTTAGC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CTCCTCGTAAGGCTTGTGCTCCAGTCCCCTCAGCACCTCCAATGAACACTGAAAATTTT</text:p>
      <text:p text:style-name="Preformatted_20_Text">Masked <text:s text:c="9"/>NNNNNNNNNNNNNNNNNNNNNNNNNNNNNNNNNNNNNNNNNAATGAACACTGAAAATTTT</text:p>
      <text:p text:style-name="Preformatted_20_Text"><text:s text:c="57"/>*******************</text:p>
      <text:p text:style-name="Preformatted_20_Text"/>
      <text:p text:style-name="Preformatted_20_Text">Unmasked <text:s text:c="7"/>CAAGGATAAAAATCAAACATCTTAGTAAAGTTTAGGTTGTTTTTTGGTCAAAATTTACTT</text:p>
      <text:p text:style-name="Preformatted_20_Text">Masked <text:s text:c="9"/>CAAGGATAAAAATCAAACATCTTAGTAAAGTTTAGGTTGTTTTTTGGTCAAAATTTA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TACTGTAAATTGCTATTCAGCCTTTACTAACGCTTTCTGTAGAATGATTTTGCTGCT</text:p>
      <text:p text:style-name="Preformatted_20_Text">Masked <text:s text:c="9"/>TTCTACTGTAAATTGCTATTCAGCCTTTACTAACGCTTTCTGTAGAATGATTTTGCT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ATAAAATATCTTCTGTTACATTATTCTTTGTGATCAAAATCAGTATTCACATCTGTG</text:p>
      <text:p text:style-name="Preformatted_20_Text">Masked <text:s text:c="9"/>TGGATAAAATATCTTCTGTTACATTATTCTTTGTGATCAAAATCAGTATTCACATCT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GTCTTATGATTATTTTCATAAGTTAAATACATTATGCATCTTTACAGTGCTATGTGA</text:p>
      <text:p text:style-name="Preformatted_20_Text">Masked <text:s text:c="9"/>TTTGTCTTATGATTATTTTCATAAGTTAAATACATTATGCATCTTTACAGTGCTATGTGA</text:p>
      <text:p text:style-name="Preformatted_20_Text"><text:s text:c="16"/>************************************************************</text:p>
      <text:p text:style-name="Preformatted_20_Text"/>
      <text:p text:style-name="Preformatted_20_Text"><office:annotation office:name="__Annotation__2268_1564124603"><dc:creator>Unknown Author</dc:creator><dc:date>2022-04-08T17:10:36.309937262</dc:date><text:p text:style-name="P3"><text:span text:style-name="T2">EXON6</text:span></text:p></office:annotation>Unmasked <text:s text:c="7"/>TTTTTTTTAACTTCCTGTTCTGATTTCTCATACAATCGTTTCATCCTCTTTTTCTAGA<text:span text:style-name="T1">AT</text:span></text:p>
      <text:p text:style-name="Preformatted_20_Text">Masked <text:s text:c="9"/>TTTTTTTTAACTTCCTGTTCTGATTTCTCATACAATCGTTTCATCCTCTTTTTCTAGA<text:span text:style-name="T1">AT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AGAAACAGACAAAATTTTTCACACCTGAGTTCTATCATGATAATAAATGTTATAAGAGTT</text:span></text:p>
      <text:p text:style-name="Preformatted_20_Text">Masked <text:s text:c="9"/><text:span text:style-name="T1">AGAAACAGACAAAATTTTTCACACCTGAGTTCTATCATGATAATAAATGTTATAAGAGTT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CTACACAGACAAATAAAAACCTCTTCAAATTTGACTGCCTCTGAAATACACACCTATACC</text:span></text:p>
      <text:p text:style-name="Preformatted_20_Text">Masked <text:s text:c="9"/><text:span text:style-name="T1">CTACACAGACAAATAAAAACCTCTTCAAATTTGACTGCCTCTGAAATACACACCTATACC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TACTGGAGGGAGTAGCAGGAATGCCTCAGGAGCAAATTTAAAGTTTCACTATTGCTAGAT</text:span></text:p>
      <text:p text:style-name="Preformatted_20_Text">Masked <text:s text:c="9"/><text:span text:style-name="T1">TACTGGAGGGAGTAGCAGGAATGCCTCAGGAGCAAATTTAAAGTTTCACTATTGCTAGAT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TTTAAGTTTCCGTTCTATGTTACTTAGCTTCACAGGAATG</text:span>ATAAGCCTGATCAAGTAAAA</text:p>
      <text:p text:style-name="Preformatted_20_Text">Masked <text:s text:c="9"/><text:span text:style-name="T1">TTTAAGTTTCCGTTCTATGTTACTTAGCTTCACAGGAATG</text:span>ATAAGCCTGATCAAGTAAAA</text:p>
      <text:p text:style-name="Preformatted_20_Text"><text:s text:c="16"/>************************************************************</text:p>
      <text:p text:style-name="Preformatted_20_Text"><office:annotation-end office:name="__Annotation__2268_1564124603"/></text:p>
      <text:p text:style-name="Preformatted_20_Text">Unmasked <text:s text:c="7"/>ATACTTAATTACTTTACAAGTACAATTTATATAGTATTAGAATAAAGGCAAGCCTAGGGA</text:p>
      <text:p text:style-name="Preformatted_20_Text">Masked <text:s text:c="9"/>ATACTTAATTACTTTACAAGTACAATTTATATAGTATTAGAATAAAGGCAAGCCTAGG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CAAAACAGTAAAGGATTTTGCACATGCTGAACAGCAAGAATATTTGCATCTACCAAA</text:p>
      <text:p text:style-name="Preformatted_20_Text">Masked <text:s text:c="9"/>CATCAAAACAGTAAAGGATTTTGCACATGCTGAACAGCAAGAATATTTGCATCTACC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TCTTCAGAGAGATTTAGAGGCCCGAAGACTTCATCTAACCCTAATAGCATTTGAGTC</text:p>
      <text:p text:style-name="Preformatted_20_Text">Masked <text:s text:c="9"/>CTTTCTTCAGAGAGATTTAGAGGCCCGAAGACTTCATCTAACCCTAATAGCATTTGAGTC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GGCAGTTTAAGATGCCTTAAATGGTGCCACCTGATGTGGTGGTCAGCTGCTAAATTCCTC</text:p>
      <text:p text:style-name="Preformatted_20_Text">Masked <text:s text:c="9"/>GGCAGTTTAAGATGCCTTAAATGGTGCCACCTGATGTGGTGGTCAGCTGCTAAATTC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TGTACCTCCTATTAGGCACTGCTGTTAAGGAAGACACGTAAGAGCTGCAGATAATAA</text:p>
      <text:p text:style-name="Preformatted_20_Text">Masked <text:s text:c="9"/>TTATGTACCTCCTATTAGGCACTGCTGTTAAGGAAGACACGTAAGAGCTGCAGATAA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GGTTTGTAAGGCAAGTGCCTTAACTGCAGCTATTTCACAAGATGTCATATGTCACAA</text:p>
      <text:p text:style-name="Preformatted_20_Text">Masked <text:s text:c="9"/>TGGGGTTTGTAAGGCAAGTGCCTTAACTGCAGCTATTTCACAAGATGTCATATGTCA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GCAGCTAGGACCTACTGTAGGATATTGTGTAAAATTAAACAGTGTAATTTAACATAA</text:p>
      <text:p text:style-name="Preformatted_20_Text">Masked <text:s text:c="9"/>GCAGCAGCTAGGACCTACTGTAGGATATTGTGTAAAATTAAACAGTGTAATTTAACA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GTAGAATGTATGAGTCATATGCCTCAAAGGGATAATTCTCCTGATCAGTTTTTATTA</text:p>
      <text:p text:style-name="Preformatted_20_Text">Masked <text:s text:c="9"/>GATGTAGAATGTATGAGTCATATGCCTCAAAGGGATAATTCTCCTGATCAGTTTTTA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ATTATTTTAGAGTGTTTGTTTTGTTTTGTCTCATTTTTAGTTGGAGCTGTGCCCCT</text:p>
      <text:p text:style-name="Preformatted_20_Text">Masked <text:s text:c="9"/>TTTTATTATTTTAGAGTGTTTGTTTTGTTTTGTCTCATTTTTAGTTGGAGCTGTGCCC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GCAAACAGTCTGAGAATAACAGTGTGATCCAGAATAAGAGAGAATTTATTTCTGTTC</text:p>
      <text:p text:style-name="Preformatted_20_Text">Masked <text:s text:c="9"/>CATGCAAACAGTCTGAGAATAACAGTGTGATCCAGAATAAGAGAGAATTTATTTCTG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AAATAAATGAAAGCAAAACTCCAGCTGATCTTAGTGGGCATAGCTTCCACTATCTGG</text:p>
      <text:p text:style-name="Preformatted_20_Text">Masked <text:s text:c="9"/>TGAAAATAAATGAAAGCAAAACTCCAGCTGATCTTAGTGGGCATAGCTTCCACTATC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GCCATATGGAATTTTTTATTCTGTTAGAAAAGTTGAGATCTTTACATTTTACACCTA</text:p>
      <text:p text:style-name="Preformatted_20_Text">Masked <text:s text:c="9"/>TAAGCCATATGGAATTTTTTATTCTGTTAGAAAAGTTGAGATCTTTACATTTTACAC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GAAGACAGTCTAGCCAAATTGATCTCAAAAATAATTAGCAAGGGTAGAGATCTGCA</text:p>
      <text:p text:style-name="Preformatted_20_Text">Masked <text:s text:c="9"/>AAAAGAAGACAGTCTAGCCAAATTGATCTCAAAAATAATTAGCAAGGGTAGAGATCT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TAGTCTGAACTTCTTGCTACTTCCTCAGTTTTAATTGGAGAATGTTCTACTTCAGTT</text:p>
      <text:p text:style-name="Preformatted_20_Text">Masked <text:s text:c="9"/>GAATAGTCTGAACTTCTTGCTACTTCCTCAGTTTTAATTGGAGAATGTTCTACTTCAGTT</text:p>
      <text:p text:style-name="Preformatted_20_Text"><text:s text:c="16"/>************************************************************</text:p>
      <text:p text:style-name="Preformatted_20_Text"/>
      <text:p text:style-name="Preformatted_20_Text"><office:annotation office:name="__Annotation__2269_1564124603"><dc:creator>Unknown Author</dc:creator><dc:date>2022-04-08T17:10:51.581622207</dc:date><text:p text:style-name="P3"><text:span text:style-name="T2">EXON7</text:span></text:p></office:annotation>Unmasked <text:s text:c="7"/>AAGCAAGTTTTTCTATTTTCTGTGTTGAG<text:span text:style-name="T1">AACCAAACCTTTCTACATACAAAAGAAAAGA</text:span></text:p>
      <text:p text:style-name="Preformatted_20_Text">Masked <text:s text:c="9"/>AAGCAAGTTTTTCTATTTTCTGTGTTGAG<text:span text:style-name="T1">AACCAAACCTTTCTACATACAAAAGAAAAGA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TTCACCTTGGAAGATTCCAAATG</text:span>TAGTGTCCATCTCATAGCTAGTTTACACTTGAAATTT</text:p>
      <text:p text:style-name="Preformatted_20_Text">Masked <text:s text:c="9"/><text:span text:style-name="T1">TTCACCTTGGAAGATTCCAAATG</text:span>TAGTGTCCATCTCATAGCTAGTTTACACTTGAAATTT</text:p>
      <text:p text:style-name="Preformatted_20_Text"><text:s text:c="16"/>************************************************************</text:p>
      <text:p text:style-name="Preformatted_20_Text"><office:annotation-end office:name="__Annotation__2269_1564124603"/></text:p>
      <text:p text:style-name="Preformatted_20_Text">Unmasked <text:s text:c="7"/>CCTTACATTGGTTAAGATAGGGTAGTGTTTATTTAATATTCCTTCATGTAGTTGAGATGC</text:p>
      <text:p text:style-name="Preformatted_20_Text">Masked <text:s text:c="9"/>CCTTACATTGGTTAAGATAGGGTAGTGTTTATTTAATATTCCTTCATGTAGTTGAGA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TGGCTTTGTACTGAATTAAAGTGATCTTTCTGGAATAAGTTAGAAAAGCCAATTGCC</text:p>
      <text:p text:style-name="Preformatted_20_Text"><text:soft-page-break/>Masked <text:s text:c="9"/>ACATGGCTTTGTACTGAATTAAAGTGATCTTTCTGGAATAAGTTAGAAAAGCCAATTG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CTGGTTTTGGAGGTCTGAATACATGTACCTGACAGCAACAGTATTACTGATGAATAT</text:p>
      <text:p text:style-name="Preformatted_20_Text">Masked <text:s text:c="9"/>ATGCTGGTTTTGGAGGTCTGAATACATGTACCTGACAGCAACAGTATTACTGATGAA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GAGAAAATGAAAAGGATGCCAGGTAAAATGTAAATTATGTATCACAGTGTTATCCTTTT</text:p>
      <text:p text:style-name="Preformatted_20_Text">Masked <text:s text:c="9"/>CGAGAAAATGAAAAGGATGCCAGGTAAAATGTAAATTATGTATCACAGTGTTATCC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CACTTGGAGATCACTGTGATTCTTTTATTAAGAATTAGTATAAAGCAAAATTCTTCC</text:p>
      <text:p text:style-name="Preformatted_20_Text">Masked <text:s text:c="9"/>CAGCACTTGGAGATCACTGTGATTCTTTTATTAAGAATTAGTATAAAGCAAAATTCTT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ACATAAAGATAAGGCACCAGACATTAAATTTAATACACAGAAATGATGTGCTGAAGA</text:p>
      <text:p text:style-name="Preformatted_20_Text">Masked <text:s text:c="9"/>TGAACATAAAGATAAGGCACCAGACATTAAATTTAATACACAGAAATGATGTGCTGAAGA</text:p>
      <text:p text:style-name="Preformatted_20_Text"><text:s text:c="16"/>************************************************************</text:p>
      <text:p text:style-name="Preformatted_20_Text"><office:annotation office:name="__Annotation__2270_1564124603"><dc:creator>Unknown Author</dc:creator><dc:date>2022-04-08T17:12:52.516979398</dc:date><text:p text:style-name="P3"><text:span text:style-name="T2">EXON9</text:span></text:p></office:annotation></text:p>
      <text:p text:style-name="Preformatted_20_Text">Unmasked <text:s text:c="7"/><text:span text:style-name="T1">TTACTGTGAAGATCCAAAATGGCTGTCATAGATTACATGCAGTGGGTAAAGTCCTTGGTT</text:span></text:p>
      <text:p text:style-name="Preformatted_20_Text">Masked <text:s text:c="9"/><text:span text:style-name="T1">TTACTGTGAAGATCCAAAATGGCTGTCATAGATTACATGCAGTGGGTAAAGTCCTTGGTT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GATGCTCCAGTAGTAACATAGCAAAGG</text:span>GTCAGTATAGCCTCCTTATAGATACAGCTCTTA</text:p>
      <text:p text:style-name="Preformatted_20_Text">Masked <text:s text:c="9"/><text:span text:style-name="T1">GATGCTCCAGTAGTAACATAGCAAAGG</text:span>GTCAGTATAGCCTCCTTATAGATACAGCTCTTA</text:p>
      <text:p text:style-name="Preformatted_20_Text"><text:s text:c="16"/>************************************************************</text:p>
      <text:p text:style-name="Preformatted_20_Text"><office:annotation-end office:name="__Annotation__2270_1564124603"/></text:p>
      <text:p text:style-name="Preformatted_20_Text">Unmasked <text:s text:c="7"/>CAGTTTGAAAGCTTTTGTTGTTAAATGAAGGTGAGTTTCAAAATTTATAATAAACTTCCA</text:p>
      <text:p text:style-name="Preformatted_20_Text">Masked <text:s text:c="9"/>CAGTTTGAAAGCTTTTGTTGTTAAATGAAGGTGAGTTTCAAAATTTATAATAAACTTC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ATTTTCTTCATTTTGACAATTTCTTCAGGTGTTTATTCTAGAATTCTGAACTTTGAA</text:p>
      <text:p text:style-name="Preformatted_20_Text">Masked <text:s text:c="9"/>GATATTTTCTTCATTTTGACAATTTCTTCAGGTGTTTATTCTAGAATTCTGAACTTT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GGCTGGTGTAGATGGGCCTTTTCTTCTAAAGCTCTCCCAAGTACATTTCCACATTAT</text:p>
      <text:p text:style-name="Preformatted_20_Text">Masked <text:s text:c="9"/>AAGGGCTGGTGTAGATGGGCCTTTTCTTCTAAAGCTCTCCCAAGTACATTTCCACAT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CTCATTATCTGTGGTGAAGTTTTGAAGCACAGATGCCCAAAATGGGTCTTAGAACTC</text:p>
      <text:p text:style-name="Preformatted_20_Text">Masked <text:s text:c="9"/>AAACTCATTATCTGTGGTGAAGTTTTGAAGCACAGATGCCCAAAATGGGTCTTAGAA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ATTCAGGCAGCTTCCTAGTGTGACAACATACTGAAAGCTCTGGAAGCAGTGTTACTG</text:p>
      <text:p text:style-name="Preformatted_20_Text">Masked <text:s text:c="9"/>AATATTCAGGCAGCTTCCTAGTGTGACAACATACTGAAAGCTCTGGAAGCAGTGTTA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AGGAAAGTTTTCTAAAGCCAAGTCTGGGTAGGTGGGATGTATGCTAGATGATGCAAA</text:p>
      <text:p text:style-name="Preformatted_20_Text">Masked <text:s text:c="9"/>ACAAGGAAAGTTTTCTAAAGCCAAGTCTGGGTAGGTGGGATGTATGCTAGATGATGC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CTGCAGAGTCACTAAAGCTGCAAGAGTTAAAGAACTAAACCATAGACCACTTTGTCT</text:p>
      <text:p text:style-name="Preformatted_20_Text">Masked <text:s text:c="9"/>GATCTGCAGAGTCACTAAAGCTGCAAGAGTTAAAGAACTAAACCATAGACCACTTTG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CTCAAACACACTGGGTAAAAAAACTCTAGTTAGTGATGTTGGGCGTGGAACACCTCA</text:p>
      <text:p text:style-name="Preformatted_20_Text">Masked <text:s text:c="9"/>TCTCTCAAACACACTGGGTAAAAAAACTCTAGTTAGTGATGTTGNNNNNNNNNNNNNNNN</text:p>
      <text:p text:style-name="Preformatted_20_Text"><text:s text:c="16"/>******************************************** <text:s text:c="15"/></text:p>
      <text:p text:style-name="Preformatted_20_Text"/>
      <text:p text:style-name="Preformatted_20_Text"><text:soft-page-break/>Unmasked <text:s text:c="7"/>CTTATGAGGAAAGGCTGAGAGCCCTGGGCCTGTTCAGTCGTGAAAAAAGAAGACTCAG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GGATCTGATCCACATCTATAAATATCTAAGGAGTGGGAGGCAAAGGGATGAGGCTGGA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CTTCTCTGCAGTGTGTGGTGATAGGACAAGGGGAAATGGCCACAAACTGAAGCATAG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TTCAGCACAAATGTGTGTGGGAACTTCTTCACAGTGCAGTGACGGAGCACTGGCAC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CTGCACAGAGAGGTGGTGGAGTCTCCTTCTCTGGAGACATCCAAGACCCACATGGATG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TACCTGCGCAACCTGGGCTAGGGAGCTGCTTTGGCAGGGGGTTGGACTCGATGATCTC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AGGTCCCTTCCAACCCATACAGTTCTGTGATTTTGTGATCTTTCTGTCACTGAACAGA</text:p>
      <text:p text:style-name="Preformatted_20_Text">Masked <text:s text:c="9"/>NNNNNNNNNNNNNNNNNNNNNNNNNNNNNNNNNNNNNTGATCTTTCTGTCACTGAACAGA</text:p>
      <text:p text:style-name="Preformatted_20_Text"><text:s text:c="53"/>***********************</text:p>
      <text:p text:style-name="Preformatted_20_Text"><office:annotation office:name="__Annotation__2271_1564124603"><dc:creator>Unknown Author</dc:creator><dc:date>2022-04-08T17:13:17.500937464</dc:date><text:p text:style-name="P3"><text:span text:style-name="T2">EXON11</text:span></text:p></office:annotation></text:p>
      <text:p text:style-name="Preformatted_20_Text">Unmasked <text:s text:c="7"/>AGACAGCGAGATACTGGAGTAATCCTAGTATGCTGTCCTAATACCAG<text:span text:style-name="T1">CTATCACTGACGG</text:span></text:p>
      <text:p text:style-name="Preformatted_20_Text">Masked <text:s text:c="9"/>AGACAGCGAGATACTGGAGTAATCCTAGTATGCTGTCCTAATACCAG<text:span text:style-name="T1">CTATCACTGACGG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AGACTGGAGCTGACAGATCACCTGGTTCACATCAATGGTGAAAGTATTTGAACTTGCCAG</text:span></text:p>
      <text:p text:style-name="Preformatted_20_Text">Masked <text:s text:c="9"/><text:span text:style-name="T1">AGACTGGAGCTGACAGATCACCTGGTTCACATCAATGGTGAAAGTATTTGAACTTGCCAG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TGTAATTATCCTACACCACAACTTGGTCAGAGACCATGCCATGGTAAATTCATTGAAAAA</text:span></text:p>
      <text:p text:style-name="Preformatted_20_Text">Masked <text:s text:c="9"/><text:span text:style-name="T1">TGTAATTATCCTACACCACAACTTGGTCAGAGACCATGCCATGGTAAATTCATTGAAAAA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TGTCCCTGTGAA</text:span>AAAGTGATAAAGCTATGCTGCTCAAAAGCAGGTAAGCAGCTTTTCGTC</text:p>
      <text:p text:style-name="Preformatted_20_Text">Masked <text:s text:c="9"/><text:span text:style-name="T1">TGTCCCTGTGAA</text:span>AAAGTGATAAAGCTATGCTGCTCAAAAGCAGGTAAGCAGCTTTTCGTC</text:p>
      <text:p text:style-name="Preformatted_20_Text"><text:s text:c="16"/>************************************************************</text:p>
      <text:p text:style-name="Preformatted_20_Text"><office:annotation-end office:name="__Annotation__2271_1564124603"/></text:p>
      <text:p text:style-name="Preformatted_20_Text">Unmasked <text:s text:c="7"/>AGTACTACTGTGATGCTGTTTTGAATAGTCAGCAATATT</text:p>
      <text:p text:style-name="Preformatted_20_Text">Masked <text:s text:c="9"/>AGTACTACTGTGATGCTGTTTTGAATAGTCAGCAATATT</text:p>
      <text:p text:style-name="P1"><text:s text:c="16"/>***************************************</text:p>
      <text:p text:style-name="Horizontal_20_Line"><text:bookmark text:name="clustalw.dnd"/></text:p>
      <text:p text:style-name="Preformatted_20_Text"><text:a xlink:type="simple" xlink:href="https://www.genome.jp/tools-bin/pushfile?22040301001497o0X+clustalw.dnd" text:style-name="Internet_20_link" text:visited-style-name="Visited_20_Internet_20_Link">clustalw.dnd</text:a></text:p>
      <text:p text:style-name="Preformatted_20_Text"/>
      <text:p text:style-name="P1">(Unmasked:0.094399,Masked:0.094399);</text:p>
      <text:p text:style-name="P2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2T21:27:38.552695905</meta:creation-date>
    <dc:date>2022-04-08T17:13:26.298927346</dc:date>
    <meta:editing-duration>PT2H15M58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8" meta:paragraph-count="788" meta:word-count="1305" meta:character-count="58214" meta:non-whitespace-character-count="46681"/>
  </office:meta>
</office:document-meta>
</file>